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4" svg:font-family="OpenSymbol" style:font-family-generic="swiss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OpenSymbol2" svg:font-family="Open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Bitstream Vera Sans6" svg:font-family="'Bitstream Vera Sans'" style:font-pitch="variable"/>
    <style:font-face style:name="Tahoma2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erif" svg:font-family="'Liberation Serif'" style:font-adornments="Roman" style:font-family-generic="swiss" style:font-pitch="variable"/>
    <style:font-face style:name="OpenSymbol5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4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0.506cm"/>
    </style:style>
    <style:style style:name="Tableau1.B" style:family="table-column">
      <style:table-column-properties style:column-width="0.508cm"/>
    </style:style>
    <style:style style:name="Tableau1.I" style:family="table-column">
      <style:table-column-properties style:column-width="0.344cm"/>
    </style:style>
    <style:style style:name="Tableau1.J" style:family="table-column">
      <style:table-column-properties style:column-width="0.67cm"/>
    </style:style>
    <style:style style:name="Tableau1.R" style:family="table-column">
      <style:table-column-properties style:column-width="0.517cm"/>
    </style:style>
    <style:style style:name="Tableau1.1" style:family="table-row">
      <style:table-row-properties style:row-height="0.801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D1" style:family="table-cell">
      <style:table-cell-properties style:vertical-align="middle" fo:background-color="transparent" fo:padding="0cm" fo:border="0.6pt solid #d7e12c" style:writing-mode="lr-tb">
        <style:background-image/>
      </style:table-cell-properties>
    </style:style>
    <style:style style:name="Tableau1.C2" style:family="table-cell">
      <style:table-cell-properties style:vertical-align="middle" fo:background-color="transparent" fo:padding="0cm" fo:border-left="0.6pt solid #d7e12c" fo:border-right="none" fo:border-top="0.6pt solid #d7e12c" fo:border-bottom="0.6pt solid #d7e12c" style:writing-mode="lr-tb">
        <style:background-image/>
      </style:table-cell-properties>
    </style:style>
    <style:style style:name="Tableau1.A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C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E4" style:family="table-cell">
      <style:table-cell-properties style:vertical-align="middle" fo:padding="0cm" fo:border-left="0.6pt solid #d7e12c" fo:border-right="none" fo:border-top="0.6pt solid #d7e12c" fo:border-bottom="0.6pt solid #d7e12c"/>
    </style:style>
    <style:style style:name="Tableau1.G4" style:family="table-cell">
      <style:table-cell-properties style:vertical-align="middle" fo:padding="0cm" fo:border="0.6pt solid #d7e12c"/>
    </style:style>
    <style:style style:name="Tableau20" style:family="table">
      <style:table-properties style:width="8.994cm" table:align="left"/>
    </style:style>
    <style:style style:name="Tableau20.A" style:family="table-column">
      <style:table-column-properties style:column-width="2.043cm"/>
    </style:style>
    <style:style style:name="Tableau20.D" style:family="table-column">
      <style:table-column-properties style:column-width="1.432cm"/>
    </style:style>
    <style:style style:name="Tableau20.E" style:family="table-column">
      <style:table-column-properties style:column-width="1.434cm"/>
    </style:style>
    <style:style style:name="Tableau20.1" style:family="table-row">
      <style:table-row-properties style:row-height="0.801cm"/>
    </style:style>
    <style:style style:name="Tableau20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0.B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20.C1" style:family="table-cell">
      <style:table-cell-properties style:vertical-align="middle" fo:padding="0cm" fo:border="0.5pt solid #000000"/>
    </style:style>
    <style:style style:name="Tableau20.D1" style:family="table-cell">
      <style:table-cell-properties style:vertical-align="middle" fo:padding="0cm" fo:border="none"/>
    </style:style>
    <style:style style:name="Tableau20.E1" style:family="table-cell" style:data-style-name="N0">
      <style:table-cell-properties style:vertical-align="middle" fo:padding="0cm" fo:border="none"/>
    </style:style>
    <style:style style:name="Tableau20.A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0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0.C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0.D2" style:family="table-cell">
      <style:table-cell-properties style:vertical-align="middle" fo:padding="0cm" fo:border="none"/>
    </style:style>
    <style:style style:name="Tableau20.E2" style:family="table-cell">
      <style:table-cell-properties style:vertical-align="middle" fo:padding="0cm" fo:border="none"/>
    </style:style>
    <style:style style:name="Tableau20.3" style:family="table-row">
      <style:table-row-properties style:min-row-height="0.7cm"/>
    </style:style>
    <style:style style:name="Tableau20.A3" style:family="table-cell">
      <style:table-cell-properties style:vertical-align="middle" fo:padding="0cm" fo:border="none"/>
    </style:style>
    <style:style style:name="Tableau20.B3" style:family="table-cell">
      <style:table-cell-properties style:vertical-align="middle" fo:padding="0cm" fo:border="none"/>
    </style:style>
    <style:style style:name="Tableau20.C3" style:family="table-cell">
      <style:table-cell-properties style:vertical-align="middle" fo:padding="0cm" fo:border="none"/>
    </style:style>
    <style:style style:name="Tableau20.D3" style:family="table-cell">
      <style:table-cell-properties style:vertical-align="middle" fo:padding="0cm" fo:border="none"/>
    </style:style>
    <style:style style:name="Tableau20.E3" style:family="table-cell">
      <style:table-cell-properties style:vertical-align="middle" fo:padding="0cm" fo:border="none"/>
    </style:style>
    <style:style style:name="Tableau20.A4" style:family="table-cell">
      <style:table-cell-properties style:vertical-align="middle" fo:padding="0cm" fo:border="none"/>
    </style:style>
    <style:style style:name="Tableau20.B4" style:family="table-cell">
      <style:table-cell-properties style:vertical-align="middle" fo:padding="0cm" fo:border="none"/>
    </style:style>
    <style:style style:name="Tableau20.C4" style:family="table-cell">
      <style:table-cell-properties style:vertical-align="middle" fo:padding="0cm" fo:border="none"/>
    </style:style>
    <style:style style:name="Tableau20.D4" style:family="table-cell">
      <style:table-cell-properties style:vertical-align="middle" fo:padding="0cm" fo:border="none"/>
    </style:style>
    <style:style style:name="Tableau20.E4" style:family="table-cell">
      <style:table-cell-properties style:vertical-align="middle" fo:padding="0cm" fo:border="none"/>
    </style:style>
    <style:style style:name="Tableau21" style:family="table">
      <style:table-properties style:width="9.151cm" table:align="margins"/>
    </style:style>
    <style:style style:name="Tableau21.A" style:family="table-column">
      <style:table-column-properties style:column-width="1.122cm" style:rel-column-width="8031*"/>
    </style:style>
    <style:style style:name="Tableau21.B" style:family="table-column">
      <style:table-column-properties style:column-width="0.815cm" style:rel-column-width="5833*"/>
    </style:style>
    <style:style style:name="Tableau21.E" style:family="table-column">
      <style:table-column-properties style:column-width="1.323cm" style:rel-column-width="9470*"/>
    </style:style>
    <style:style style:name="Tableau21.J" style:family="table-column">
      <style:table-column-properties style:column-width="1.005cm" style:rel-column-width="7203*"/>
    </style:style>
    <style:style style:name="Tableau21.1" style:family="table-row">
      <style:table-row-properties style:row-height="0.801cm"/>
    </style:style>
    <style:style style:name="Tableau2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21.B1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21.D1" style:family="table-cell">
      <style:table-cell-properties style:vertical-align="middle" fo:background-color="transparent" fo:padding-left="0cm" fo:padding-right="0cm" fo:padding-top="0.101cm" fo:padding-bottom="0.101cm" fo:border="0.5pt solid #000000">
        <style:background-image/>
      </style:table-cell-properties>
    </style:style>
    <style:style style:name="Tableau21.B2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none" fo:border-bottom="0.5pt solid #000000">
        <style:background-image/>
      </style:table-cell-properties>
    </style:style>
    <style:style style:name="Tableau21.D2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0.5pt solid #000000" fo:border-top="none" fo:border-bottom="0.5pt solid #000000">
        <style:background-image/>
      </style:table-cell-properties>
    </style:style>
    <style:style style:name="Tableau22" style:family="table">
      <style:table-properties style:width="9.151cm" table:align="margins"/>
    </style:style>
    <style:style style:name="Tableau22.A" style:family="table-column">
      <style:table-column-properties style:column-width="5.151cm" style:rel-column-width="36885*"/>
    </style:style>
    <style:style style:name="Tableau22.B" style:family="table-column">
      <style:table-column-properties style:column-width="4.001cm" style:rel-column-width="28650*"/>
    </style:style>
    <style:style style:name="Tableau22.1" style:family="table-row">
      <style:table-row-properties style:min-row-height="3cm"/>
    </style:style>
    <style:style style:name="Tableau22.A1" style:family="table-cell">
      <style:table-cell-properties fo:padding="0cm" fo:border="none"/>
    </style:style>
    <style:style style:name="Tableau22.B1.1" style:family="table-column">
      <style:table-column-properties style:column-width="1cm" style:rel-column-width="7165*"/>
    </style:style>
    <style:style style:name="Tableau22.B1.4" style:family="table-column">
      <style:table-column-properties style:column-width="0.998cm" style:rel-column-width="7155*"/>
    </style:style>
    <style:style style:name="Tableau22.B1.1" style:family="table-row">
      <style:table-row-properties style:min-row-height="1cm"/>
    </style:style>
    <style:style style:name="Tableau22.B1.1.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22.B1.4.1" style:family="table-cell">
      <style:table-cell-properties style:vertical-align="middle" fo:padding="0cm" fo:border-left="0.5pt solid #000000" fo:border-right="0.5pt solid #ffffff" fo:border-top="0.5pt solid #ffffff" fo:border-bottom="0.5pt solid #ffffff"/>
    </style:style>
    <style:style style:name="Tableau22.B1.1.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2.B1.4.2" style:family="table-cell">
      <style:table-cell-properties style:vertical-align="middle" fo:padding="0cm" fo:border-left="0.5pt solid #000000" fo:border-right="0.5pt solid #ffffff" fo:border-top="none" fo:border-bottom="0.5pt solid #ffffff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556d8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fo:font-size="15pt" officeooo:rsid="0028cb37" officeooo:paragraph-rsid="002247ed" style:font-size-asian="15pt" style:font-size-complex="15pt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FILET_5f_POINTILLES">
      <style:paragraph-properties fo:margin-left="0cm" fo:margin-right="0cm" fo:margin-top="0cm" fo:margin-bottom="0cm" loext:contextual-spacing="false" style:line-height-at-least="0.7cm" fo:text-align="justify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9.2cm" style:type="right" style:leader-style="dotted" style:leader-text="."/>
        </style:tab-stops>
        <style:drop-cap/>
      </style:paragraph-properties>
      <style:text-properties fo:color="#000000" fo:font-style="normal" style:text-underline-style="none" fo:font-weight="normal" officeooo:paragraph-rsid="00258cb5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5" style:family="paragraph" style:parent-style-name="FILET_5f_POINTILLES">
      <style:paragraph-properties fo:margin-left="0cm" fo:margin-right="0cm" fo:margin-top="0cm" fo:margin-bottom="0cm" loext:contextual-spacing="false" style:line-height-at-least="0.7cm" fo:text-align="justify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9.2cm" style:type="right" style:leader-style="dotted" style:leader-text="."/>
        </style:tab-stops>
        <style:drop-cap/>
      </style:paragraph-properties>
      <style:text-properties fo:color="#000000" fo:font-style="normal" style:text-underline-style="none" fo:font-weight="normal" officeooo:paragraph-rsid="002af5ad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26" style:family="paragraph" style:parent-style-name="_5f_Paragraphe_20_livret_20_">
      <style:paragraph-properties fo:margin-left="0cm" fo:margin-right="0cm" fo:margin-top="0cm" fo:margin-bottom="0.079cm" loext:contextual-spacing="false" style:line-height-at-least="0.7cm" fo:text-align="start" style:justify-single-word="false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79cm"/>
          <style:tab-stop style:position="9.2cm" style:type="right" style:leader-style="dotted" style:leader-text="."/>
        </style:tab-stops>
        <style:drop-cap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officeooo:paragraph-rsid="002f6e15" style:text-underline-mode="continuous" style:text-overline-mode="continuous" style:text-line-through-mode="continuous" style:letter-kerning="false" style:text-blinking="false" fo:background-color="transparent" style:font-name-asian="Andale Sans UI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 fo:hyphenate="false" fo:hyphenation-remain-char-count="2" fo:hyphenation-push-char-count="2"/>
    </style:style>
    <style:style style:name="P27" style:family="paragraph" style:parent-style-name="_5f_Paragraphe_20_livret_20_">
      <style:paragraph-properties fo:margin-left="0cm" fo:margin-right="0cm" fo:margin-top="0cm" fo:margin-bottom="0.079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79cm"/>
          <style:tab-stop style:position="9.2cm" style:type="right" style:leader-style="dotted" style:leader-text="."/>
        </style:tab-stops>
        <style:drop-cap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officeooo:paragraph-rsid="002f6e15" style:text-underline-mode="continuous" style:text-overline-mode="continuous" style:text-line-through-mode="continuous" style:letter-kerning="false" style:text-blinking="false" fo:background-color="transparent" style:font-name-asian="Andale Sans UI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 fo:hyphenate="false" fo:hyphenation-remain-char-count="2" fo:hyphenation-push-char-count="2"/>
    </style:style>
    <style:style style:name="P28" style:family="paragraph" style:parent-style-name="_5f_Paragraphe_20_livret_20_">
      <style:paragraph-properties fo:margin-left="0cm" fo:margin-right="0cm" fo:margin-top="0cm" fo:margin-bottom="0.079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79cm"/>
          <style:tab-stop style:position="9.2cm" style:type="right" style:leader-style="dotted" style:leader-text="."/>
        </style:tab-stops>
        <style:drop-cap/>
      </style:paragraph-properties>
      <style:text-properties fo:color="#000000" fo:font-weight="normal" officeooo:paragraph-rsid="002f6e15" style:font-weight-asian="normal" style:font-weight-complex="normal" fo:hyphenate="false" fo:hyphenation-remain-char-count="2" fo:hyphenation-push-char-count="2"/>
    </style:style>
    <style:style style:name="P29" style:family="paragraph" style:parent-style-name="_5f_Paragraphe_20_livret_20_">
      <style:paragraph-properties fo:margin-left="0cm" fo:margin-right="0cm" fo:margin-top="0cm" fo:margin-bottom="0.079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79cm"/>
          <style:tab-stop style:position="9.2cm" style:type="right" style:leader-style="dotted" style:leader-text="."/>
        </style:tab-stops>
        <style:drop-cap/>
      </style:paragraph-properties>
      <style:text-properties fo:color="#000000" fo:font-style="normal" style:text-underline-style="none" fo:font-weight="normal" officeooo:paragraph-rsid="002f6e15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0" style:family="paragraph" style:parent-style-name="_5f_Paragraphe_20_livret_20_">
      <style:paragraph-properties fo:margin-left="0cm" fo:margin-right="0cm" fo:margin-top="0cm" fo:margin-bottom="0.079cm" loext:contextual-spacing="false" style:line-height-at-least="0.7cm" fo:text-align="justify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79cm"/>
          <style:tab-stop style:position="9.2cm" style:type="right" style:leader-style="dotted" style:leader-text="."/>
        </style:tab-stops>
        <style:drop-cap/>
      </style:paragraph-properties>
      <style:text-properties fo:color="#000000" fo:font-style="normal" style:text-underline-style="none" fo:font-weight="normal" officeooo:paragraph-rsid="002f6e15" style:font-style-asian="normal" style:font-weight-asian="normal" style:font-style-complex="normal" style:font-weight-complex="normal" fo:hyphenate="false" fo:hyphenation-remain-char-count="2" fo:hyphenation-push-char-count="2"/>
    </style:style>
    <style:style style:name="P31" style:family="paragraph" style:parent-style-name="_5f_Paragraphe_20_livret_20_">
      <style:paragraph-properties fo:margin-left="0cm" fo:margin-right="0cm" fo:margin-top="0cm" fo:margin-bottom="0.079cm" loext:contextual-spacing="false" style:line-height-at-least="0.7cm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>
          <style:tab-stop style:position="0.379cm"/>
          <style:tab-stop style:position="9.2cm" style:type="right" style:leader-style="dotted" style:leader-text="."/>
        </style:tab-stops>
        <style:drop-cap/>
      </style:paragraph-properties>
      <style:text-properties fo:color="#000000" officeooo:paragraph-rsid="002f6e15" fo:hyphenate="false" fo:hyphenation-remain-char-count="2" fo:hyphenation-push-char-count="2"/>
    </style:style>
    <style:style style:name="P32" style:family="paragraph" style:parent-style-name="Standard">
      <style:paragraph-properties fo:margin-top="0cm" fo:margin-bottom="0cm" loext:contextual-spacing="false"/>
      <style:text-properties officeooo:paragraph-rsid="00180551"/>
    </style:style>
    <style:style style:name="P33" style:family="paragraph" style:parent-style-name="Standard">
      <style:paragraph-properties fo:margin-top="0cm" fo:margin-bottom="0cm" loext:contextual-spacing="false"/>
      <style:text-properties officeooo:paragraph-rsid="001890e0"/>
    </style:style>
    <style:style style:name="P34" style:family="paragraph" style:parent-style-name="Standard">
      <style:paragraph-properties fo:margin-top="0cm" fo:margin-bottom="0cm" loext:contextual-spacing="false"/>
      <style:text-properties officeooo:paragraph-rsid="0034793f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Bitstream Vera Sans3" fo:font-size="10pt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font-name="Bitstream Vera Sans3" fo:font-size="10pt" fo:letter-spacing="-0.004cm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fo:letter-spacing="-0.004cm" officeooo:paragraph-rsid="00258cb5"/>
    </style:style>
    <style:style style:name="P38" style:family="paragraph" style:parent-style-name="Table_20_Heading">
      <style:paragraph-properties fo:margin-top="0cm" fo:margin-bottom="0cm" loext:contextual-spacing="false" fo:text-align="center" style:justify-single-word="false"/>
      <style:text-properties fo:color="#000000" style:font-name="Bitstream Vera Sans3" fo:font-size="10pt" fo:letter-spacing="-0.004cm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Heading">
      <style:paragraph-properties fo:margin-top="0cm" fo:margin-bottom="0cm" loext:contextual-spacing="false" fo:text-align="center" style:justify-single-word="false"/>
      <style:text-properties fo:color="#000000" fo:letter-spacing="-0.004cm" officeooo:paragraph-rsid="00258cb5"/>
    </style:style>
    <style:style style:name="P40" style:family="paragraph" style:parent-style-name="Standard">
      <style:paragraph-properties fo:margin-top="0.199cm" fo:margin-bottom="0cm" loext:contextual-spacing="false" fo:break-before="column"/>
      <style:text-properties style:font-name="Bitstream Vera Sans3" fo:font-size="10pt" fo:font-weight="bold" officeooo:paragraph-rsid="00180551" style:font-size-asian="10pt" style:font-weight-asian="bold" style:font-size-complex="10pt" style:font-weight-complex="bold"/>
    </style:style>
    <style:style style:name="P41" style:family="paragraph" style:parent-style-name="Standard" style:master-page-name="">
      <style:paragraph-properties fo:margin-top="0.3cm" fo:margin-bottom="0.101cm" loext:contextual-spacing="false" style:page-number="auto" fo:break-before="auto" fo:break-after="auto"/>
      <style:text-properties style:font-name="Bitstream Vera Sans3" fo:font-size="10pt" officeooo:paragraph-rsid="0037ae9e" style:font-size-asian="10pt" style:font-size-complex="10pt"/>
    </style:style>
    <style:style style:name="P42" style:family="paragraph" style:parent-style-name="Standard">
      <style:paragraph-properties fo:margin-top="0.101cm" fo:margin-bottom="0cm" loext:contextual-spacing="false"/>
      <style:text-properties officeooo:paragraph-rsid="00180551"/>
    </style:style>
    <style:style style:name="P43" style:family="paragraph" style:parent-style-name="Standard">
      <style:paragraph-properties fo:margin-top="0.101cm" fo:margin-bottom="0cm" loext:contextual-spacing="false"/>
      <style:text-properties style:font-name="Bitstream Vera Sans3" fo:font-size="10pt" fo:font-weight="bold" officeooo:paragraph-rsid="00180551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.101cm" fo:margin-bottom="0cm" loext:contextual-spacing="false"/>
      <style:text-properties style:font-name="Bitstream Vera Sans3" fo:font-size="10pt" officeooo:paragraph-rsid="00180551" style:font-size-asian="10pt" style:font-size-complex="10pt"/>
    </style:style>
    <style:style style:name="P45" style:family="paragraph" style:parent-style-name="Standard">
      <style:paragraph-properties fo:margin-top="0.101cm" fo:margin-bottom="0cm" loext:contextual-spacing="false"/>
      <style:text-properties style:font-name="Bitstream Vera Sans3" fo:font-size="10pt" officeooo:paragraph-rsid="0034793f" style:font-size-asian="10pt" style:font-size-complex="10pt"/>
    </style:style>
    <style:style style:name="P46" style:family="paragraph" style:parent-style-name="Standard">
      <style:paragraph-properties fo:margin-top="0.101cm" fo:margin-bottom="0cm" loext:contextual-spacing="false" style:shadow="none"/>
      <style:text-properties fo:color="#000000" style:font-name="Bitstream Vera Sans3" fo:font-size="10pt" fo:font-style="normal" fo:font-weight="bold" officeooo:paragraph-rsid="00180551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margin-top="0.199cm" fo:margin-bottom="0.199cm" loext:contextual-spacing="false" fo:text-align="center" style:justify-single-word="false"/>
      <style:text-properties fo:color="#000000" style:font-name="Bitstream Vera Sans3" fo:font-size="10pt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margin-top="0.199cm" fo:margin-bottom="0.199cm" loext:contextual-spacing="false" fo:text-align="center" style:justify-single-word="false"/>
      <style:text-properties fo:color="#000000" style:font-name="Bitstream Vera Sans3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margin-top="0.199cm" fo:margin-bottom="0.199cm" loext:contextual-spacing="false" fo:text-align="start" style:justify-single-word="false"/>
      <style:text-properties fo:color="#000000" style:font-name="Bitstream Vera Sans3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margin-top="0.199cm" fo:margin-bottom="0.199cm" loext:contextual-spacing="false" fo:text-align="center" style:justify-single-word="false"/>
      <style:text-properties fo:color="#000000" style:font-name="Bitstream Vera Sans3" fo:font-size="10pt" fo:font-style="normal" style:text-underline-style="none" fo:font-weight="bold" officeooo:paragraph-rsid="00258cb5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margin-top="0.199cm" fo:margin-bottom="0.199cm" loext:contextual-spacing="false" fo:text-align="start" style:justify-single-word="false"/>
      <style:text-properties fo:color="#000000" style:text-underline-style="none" fo:font-weight="normal" officeooo:paragraph-rsid="00258cb5" style:font-weight-asian="normal" style:font-weight-complex="normal"/>
    </style:style>
    <style:style style:name="P52" style:family="paragraph" style:parent-style-name="Table_20_Contents">
      <style:paragraph-properties fo:margin-top="0.199cm" fo:margin-bottom="0.199cm" loext:contextual-spacing="false" fo:text-align="justify" style:justify-single-word="false"/>
      <style:text-properties fo:color="#000000" officeooo:paragraph-rsid="00258cb5"/>
    </style:style>
    <style:style style:name="P53" style:family="paragraph" style:parent-style-name="Table_20_Heading">
      <style:paragraph-properties fo:margin-top="0.199cm" fo:margin-bottom="0.199cm" loext:contextual-spacing="false" fo:text-align="center" style:justify-single-word="false"/>
      <style:text-properties fo:color="#000000" style:font-name="Bitstream Vera Sans3" fo:font-size="10pt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Heading">
      <style:paragraph-properties fo:margin-top="0.199cm" fo:margin-bottom="0.199cm" loext:contextual-spacing="false" fo:text-align="end" style:justify-single-word="false"/>
      <style:text-properties fo:color="#000000" style:font-name="Bitstream Vera Sans3" fo:font-size="10pt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Heading">
      <style:paragraph-properties fo:margin-top="0.199cm" fo:margin-bottom="0.199cm" loext:contextual-spacing="false" fo:text-align="center" style:justify-single-word="false"/>
      <style:text-properties fo:color="#000000" style:font-name="Bitstream Vera Sans3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Heading">
      <style:paragraph-properties fo:margin-top="0.199cm" fo:margin-bottom="0.199cm" loext:contextual-spacing="false" fo:text-align="start" style:justify-single-word="false"/>
      <style:text-properties fo:color="#000000" style:font-name="Bitstream Vera Sans3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Heading">
      <style:paragraph-properties fo:margin-top="0.199cm" fo:margin-bottom="0.199cm" loext:contextual-spacing="false" fo:text-align="end" style:justify-single-word="false"/>
      <style:text-properties fo:color="#000000" officeooo:paragraph-rsid="00258cb5"/>
    </style:style>
    <style:style style:name="P58" style:family="paragraph" style:parent-style-name="Table_20_Heading">
      <style:paragraph-properties fo:margin-top="0.199cm" fo:margin-bottom="0.199cm" loext:contextual-spacing="false"/>
      <style:text-properties fo:color="#000000" officeooo:paragraph-rsid="00258cb5"/>
    </style:style>
    <style:style style:name="P59" style:family="paragraph" style:parent-style-name="Table_20_Contents">
      <style:paragraph-properties fo:margin-top="0.101cm" fo:margin-bottom="0.199cm" loext:contextual-spacing="false" fo:text-align="center" style:justify-single-word="false"/>
      <style:text-properties fo:color="#000000" style:font-name="Bitstream Vera Sans3" fo:font-size="10pt" fo:font-style="normal" style:text-underline-style="none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officeooo:paragraph-rsid="00258cb5"/>
    </style:style>
    <style:style style:name="P6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Bitstream Vera Sans3" fo:font-size="10pt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Heading">
      <style:paragraph-properties fo:margin-top="0.101cm" fo:margin-bottom="0.101cm" loext:contextual-spacing="false" fo:text-align="center" style:justify-single-word="false"/>
      <style:text-properties fo:color="#000000" style:font-name="Bitstream Vera Sans3" fo:font-size="10pt" fo:font-style="normal" fo:font-weight="normal" officeooo:paragraph-rsid="00258cb5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Heading">
      <style:paragraph-properties fo:margin-top="0.101cm" fo:margin-bottom="0.101cm" loext:contextual-spacing="false" fo:text-align="center" style:justify-single-word="false"/>
      <style:text-properties fo:color="#000000" officeooo:paragraph-rsid="00258cb5"/>
    </style:style>
    <style:style style:name="P64" style:family="paragraph" style:parent-style-name="_5f_Paragraphe_20_livret_20_">
      <style:paragraph-properties fo:margin-left="0cm" fo:margin-right="0.51cm" fo:margin-top="0.101cm" fo:margin-bottom="0.101cm" loext:contextual-spacing="false" fo:line-height="100%" fo:text-align="start" style:justify-single-word="false" fo:keep-together="auto" fo:orphans="0" fo:widows="0" fo:hyphenation-ladder-count="no-limit" style:register-true="false" fo:text-indent="0cm" style:auto-text-indent="false" fo:padding="0cm" fo:border="none" text:number-lines="true" text:line-number="0">
        <style:tab-stops/>
        <style:drop-cap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normal" officeooo:paragraph-rsid="00258cb5" style:text-underline-mode="continuous" style:text-overline-mode="continuous" style:text-line-through-mode="continuous" style:letter-kerning="false" style:text-blinking="false" fo:background-color="transparent" style:font-name-asian="Andale Sans UI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bold" style:text-rotation-angle="0" style:text-rotation-scale="line-height" style:text-emphasize="none" style:text-combine="none" style:text-scale="100%" style:font-relief="none" fo:hyphenate="false" fo:hyphenation-remain-char-count="2" fo:hyphenation-push-char-count="2"/>
    </style:style>
    <style:style style:name="P65" style:family="paragraph" style:parent-style-name="_5f_Paragraphe_20_livret_20_réponse_20_élève">
      <style:paragraph-properties fo:margin-top="0cm" fo:margin-bottom="0.079cm" loext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</style:style>
    <style:style style:name="P66" style:family="paragraph" style:parent-style-name="_5f_Paragraphe_20_livret_20_réponse_20_élève" style:master-page-name="">
      <style:paragraph-properties fo:margin-top="0cm" fo:margin-bottom="0.041cm" loext:contextual-spacing="false" style:page-number="auto">
        <style:tab-stops>
          <style:tab-stop style:position="0.379cm"/>
          <style:tab-stop style:position="9.2cm" style:type="right" style:leader-style="dotted" style:leader-text="."/>
        </style:tab-stops>
      </style:paragraph-properties>
    </style:style>
    <style:style style:name="P67" style:family="paragraph" style:parent-style-name="_5f_Paragraphe_20_livret_20_réponse_20_élève">
      <style:paragraph-properties fo:margin-top="0cm" fo:margin-bottom="0.041cm" loext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</style:style>
    <style:style style:name="P68" style:family="paragraph" style:parent-style-name="_5f_Paragraphe_20_livret_20_réponse_20_élève">
      <style:paragraph-properties fo:margin-top="0cm" fo:margin-bottom="0.041cm" loext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  <style:text-properties officeooo:paragraph-rsid="002cbd0d"/>
    </style:style>
    <style:style style:name="P69" style:family="paragraph" style:parent-style-name="_5f_Paragraphe_20_livret_20_réponse_20_élève">
      <style:paragraph-properties fo:margin-top="0cm" fo:margin-bottom="0.041cm" loext:contextual-spacing="false">
        <style:tab-stops>
          <style:tab-stop style:position="0.379cm"/>
          <style:tab-stop style:position="9.2cm" style:type="right" style:leader-style="dotted" style:leader-text="."/>
        </style:tab-stops>
      </style:paragraph-properties>
      <style:text-properties officeooo:paragraph-rsid="0034793f"/>
    </style:style>
    <style:style style:name="P70" style:family="paragraph" style:parent-style-name="Table_20_Heading">
      <style:paragraph-properties fo:margin-top="0cm" fo:margin-bottom="0cm" loext:contextual-spacing="false" fo:text-align="center" style:justify-single-word="false"/>
      <style:text-properties fo:color="#000000" style:font-name="OpenSymbol2" fo:font-size="12pt" fo:font-style="normal" style:text-underline-style="none" fo:font-weight="bold" officeooo:rsid="0034793f" officeooo:paragraph-rsid="00258cb5" style:font-name-asian="OpenSymbol2" style:font-size-asian="12pt" style:font-style-asian="normal" style:font-weight-asian="bold" style:font-name-complex="OpenSymbol2" style:font-size-complex="12pt" style:font-style-complex="normal" style:font-weight-complex="bold"/>
    </style:style>
    <style:style style:name="P71" style:family="paragraph" style:parent-style-name="Table_20_Heading">
      <style:paragraph-properties fo:margin-top="0cm" fo:margin-bottom="0cm" loext:contextual-spacing="false" fo:text-align="center" style:justify-single-word="false"/>
      <style:text-properties fo:color="#000000" style:font-name="OpenSymbol2" fo:font-size="12pt" fo:font-style="normal" style:text-underline-style="none" fo:font-weight="bold" officeooo:rsid="0034793f" officeooo:paragraph-rsid="0034793f" style:font-name-asian="OpenSymbol2" style:font-size-asian="12pt" style:font-style-asian="normal" style:font-weight-asian="bold" style:font-name-complex="OpenSymbol2" style:font-size-complex="12pt" style:font-style-complex="normal" style:font-weight-complex="bold"/>
    </style:style>
    <style:style style:name="P72" style:family="paragraph" style:parent-style-name="Table_20_Heading">
      <style:paragraph-properties fo:margin-top="0cm" fo:margin-bottom="0cm" loext:contextual-spacing="false" fo:text-align="center" style:justify-single-word="false"/>
      <style:text-properties fo:color="#000000" style:font-name="OpenSymbol2" fo:font-size="12pt" fo:font-style="normal" style:text-underline-style="none" fo:font-weight="bold" officeooo:rsid="0034793f" officeooo:paragraph-rsid="0034793f" style:font-name-asian="OpenSymbol2" style:font-size-asian="12pt" style:font-style-asian="normal" style:font-weight-asian="bold" style:font-name-complex="OpenSymbol2" style:font-size-complex="12pt" style:font-style-complex="normal" style:font-weight-complex="bold" style:text-rotation-angle="270" style:text-rotation-scale="line-height"/>
    </style:style>
    <style:style style:name="P73" style:family="paragraph" style:parent-style-name="Exo_5f_Num" style:list-style-name="">
      <style:paragraph-properties fo:margin-top="0cm" fo:margin-bottom="0.101cm" loext:contextual-spacing="false"/>
    </style:style>
    <style:style style:name="P74" style:family="paragraph" style:parent-style-name="Exo_5f_Num" style:list-style-name="Num_5f_Exo">
      <style:paragraph-properties fo:margin-top="0.78cm" fo:margin-bottom="0.101cm" loext:contextual-spacing="false"/>
    </style:style>
    <style:style style:name="P75" style:family="paragraph" style:parent-style-name="Exo_5f_Num" style:list-style-name="Num_5f_Exo">
      <style:paragraph-properties fo:margin-top="0.54cm" fo:margin-bottom="0.101cm" loext:contextual-spacing="false"/>
    </style:style>
    <style:style style:name="P76" style:family="paragraph" style:parent-style-name="Exo_5f_Num">
      <style:paragraph-properties fo:margin-top="0.951cm" fo:margin-bottom="0.101cm" loext:contextual-spacing="false"/>
    </style:style>
    <style:style style:name="P77" style:family="paragraph" style:parent-style-name="Exo_5f_Num">
      <style:paragraph-properties fo:margin-top="0.801cm" fo:margin-bottom="0.199cm" loext:contextual-spacing="false"/>
    </style:style>
    <style:style style:name="P78" style:family="paragraph" style:parent-style-name="Exo_5f_Num" style:list-style-name="Num_5f_Exo">
      <style:paragraph-properties fo:margin-top="0.9cm" fo:margin-bottom="0.199cm" loext:contextual-spacing="false"/>
      <style:text-properties officeooo:paragraph-rsid="0029a748"/>
    </style:style>
    <style:style style:name="P79" style:family="paragraph" style:parent-style-name="FILET_5f_POINTILLES" style:list-style-name="Num_5f_Exo"/>
    <style:style style:name="P80" style:family="paragraph" style:parent-style-name="FILET_5f_POINTILLES" style:list-style-name="Num_5f_Exo">
      <style:text-properties officeooo:paragraph-rsid="002af5ad"/>
    </style:style>
    <style:style style:name="P81" style:family="paragraph" style:parent-style-name="FILET_5f_POINTILLES" style:list-style-name="Num_5f_Exo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fo:color="#b3b3b3" style:font-name="Bitstream Vera Sans3" fo:font-size="10pt" fo:font-style="normal" style:text-underline-style="none" fo:font-weight="normal" officeooo:paragraph-rsid="0029a748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FILET_5f_POINTILLES" style:list-style-name="Num_5f_Exo">
      <style:paragraph-properties fo:margin-top="0cm" fo:margin-bottom="0cm" loext:contextual-spacing="false" style:line-height-at-least="0.7cm">
        <style:tab-stops>
          <style:tab-stop style:position="9.2cm" style:type="right" style:leader-style="dotted" style:leader-text="."/>
        </style:tab-stops>
      </style:paragraph-properties>
      <style:text-properties officeooo:paragraph-rsid="002af5ad"/>
    </style:style>
    <style:style style:name="P83" style:family="paragraph" style:parent-style-name="Standard" style:master-page-name="_5f_Fiche_20_éditeur_20_série_20_2_20_une_20_colonne_20_impaire_20__28_G_29_">
      <style:paragraph-properties style:page-number="18" fo:break-before="auto" fo:break-after="auto"/>
    </style:style>
    <style:style style:name="P84" style:family="paragraph" style:parent-style-name="Standard" style:list-style-name="Num_5f_Exo">
      <loext:graphic-properties draw:fill="solid" draw:fill-color="#fcf7ed" draw:fill-image-width="0cm" draw:fill-image-height="0cm"/>
      <style:paragraph-properties fo:background-color="#fcf7ed" fo:padding="0.199cm" fo:border="0.31pt solid #000000" style:shadow="#b2b2b2 0.101cm 0.101cm"/>
      <style:text-properties officeooo:paragraph-rsid="0035735a"/>
    </style:style>
    <style:style style:name="P85" style:family="paragraph" style:parent-style-name="_5f_Paragraphe_20_livret" style:list-style-name="_5f_Numérotation_20_des_20_exercices_20_livrets">
      <style:text-properties fo:letter-spacing="-0.007cm"/>
    </style:style>
    <style:style style:name="P86" style:family="paragraph" style:parent-style-name="_5f_Paragraphe_20_livret_20_réponse_20_élève" style:list-style-name="Num_5f_Exo">
      <style:paragraph-properties fo:margin-left="0cm" fo:margin-right="0cm" fo:margin-top="0.3cm" fo:margin-bottom="0.199cm" loext:contextual-spacing="false" fo:line-height="100%" fo:text-indent="0cm" style:auto-text-indent="false">
        <style:tab-stops>
          <style:tab-stop style:position="0.34cm"/>
        </style:tab-stops>
      </style:paragraph-properties>
      <style:text-properties officeooo:paragraph-rsid="0036358f"/>
    </style:style>
    <style:style style:name="P87" style:family="paragraph" style:parent-style-name="_5f_Pied_20_de_20_page" style:list-style-name="">
      <style:paragraph-properties fo:text-align="end" style:justify-single-word="false"/>
    </style:style>
    <style:style style:name="P88" style:family="paragraph" style:parent-style-name="_5f_Pied_20_de_20_page">
      <style:paragraph-properties fo:text-align="end" style:justify-single-word="false"/>
    </style:style>
    <style:style style:name="P89" style:family="paragraph" style:parent-style-name="_5f_Pied_20_de_20_page" style:list-style-name=""/>
    <style:style style:name="P9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1" style:family="paragraph" style:parent-style-name="_5f_Titre_20_d_27_exercices_20_livret" style:list-style-name="Num_5f_Exo">
      <style:paragraph-properties fo:margin-top="0.951cm" fo:margin-bottom="0.199cm" loext:contextual-spacing="false"/>
    </style:style>
    <style:style style:name="P92" style:family="paragraph" style:parent-style-name="_5f_Titre_20_d_27_exercices_20_livret">
      <style:paragraph-properties fo:margin-top="0.801cm" fo:margin-bottom="0.199cm" loext:contextual-spacing="false"/>
    </style:style>
    <style:style style:name="P93" style:family="paragraph">
      <style:paragraph-properties fo:margin-top="0cm" fo:margin-bottom="0.199cm" fo:text-align="center" style:writing-mode="lr-tb"/>
    </style:style>
    <style:style style:name="P94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P9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text-align="center"/>
    </style:style>
    <style:style style:name="P97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P98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152faa"/>
    </style:style>
    <style:style style:name="T6" style:family="text">
      <style:text-properties style:font-name="Bitstream Vera Sans3"/>
    </style:style>
    <style:style style:name="T7" style:family="text">
      <style:text-properties style:font-name="Bitstream Vera Sans3" fo:font-size="10pt" fo:font-style="normal" style:font-size-asian="10pt" style:font-style-asian="normal" style:font-size-complex="10pt" style:font-style-complex="normal"/>
    </style:style>
    <style:style style:name="T8" style:family="text">
      <style:text-properties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ans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Bitstream Vera Sans3"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Bitstream Vera Sans3" fo:font-size="10pt" fo:font-weight="normal" style:font-size-asian="10pt" style:font-weight-asian="normal" style:font-size-complex="10pt" style:font-weight-complex="normal" style:text-scale="100%"/>
    </style:style>
    <style:style style:name="T12" style:family="text">
      <style:text-properties style:font-name="Bitstream Vera Sans3" fo:font-size="10pt" fo:font-weight="normal" officeooo:rsid="0026b6e6" style:font-size-asian="10pt" style:font-weight-asian="normal" style:font-size-complex="10pt" style:font-weight-complex="normal" style:text-scale="100%"/>
    </style:style>
    <style:style style:name="T13" style:family="text">
      <style:text-properties style:font-name="Bitstream Vera Sans3" fo:font-size="10pt" fo:letter-spacing="-0.004cm" fo:font-weight="normal" style:font-size-asian="10pt" style:font-weight-asian="normal" style:font-size-complex="10pt"/>
    </style:style>
    <style:style style:name="T14" style:family="text">
      <style:text-properties style:font-name="Bitstream Vera Sans3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15" style:family="text">
      <style:text-properties style:font-name="Bitstream Vera Sans3" fo:font-size="10pt" style:font-size-asian="10pt" style:font-size-complex="10pt"/>
    </style:style>
    <style:style style:name="T16" style:family="text">
      <style:text-properties style:font-name="Bitstream Vera Sans3" fo:font-size="10pt" fo:letter-spacing="-0.011cm" fo:font-weight="normal" style:font-size-asian="10pt" style:font-weight-asian="normal" style:font-size-complex="10pt" style:font-weight-complex="normal" style:text-scale="100%"/>
    </style:style>
    <style:style style:name="T17" style:family="text">
      <style:text-properties style:font-name="Bitstream Vera Sans3" fo:font-style="normal" fo:font-weight="normal" style:font-style-asian="normal" style:font-weight-asian="normal" style:font-style-complex="normal" style:font-weight-complex="normal" style:text-scale="100%"/>
    </style:style>
    <style:style style:name="T18" style:family="text">
      <style:text-properties style:font-name="Bitstream Vera Sans3" officeooo:rsid="0026b6e6"/>
    </style:style>
    <style:style style:name="T19" style:family="text">
      <style:text-properties style:font-name="Bitstream Vera Sans3" fo:letter-spacing="-0.018cm" style:font-name-asian="OpenSymbol3" style:font-name-complex="OpenSymbol3"/>
    </style:style>
    <style:style style:name="T20" style:family="text">
      <style:text-properties fo:font-size="10pt" fo:font-style="normal" style:font-size-asian="10pt" style:font-style-asian="normal" style:font-size-complex="10pt" style:font-style-complex="normal"/>
    </style:style>
    <style:style style:name="T21" style:family="text">
      <style:text-properties fo:color="#000000"/>
    </style:style>
    <style:style style:name="T22" style:family="text">
      <style:text-properties fo:color="#000000" fo:font-size="10pt" fo:font-style="normal" style:text-underline-style="none" style:font-size-asian="10pt" style:font-size-complex="10pt"/>
    </style:style>
    <style:style style:name="T23" style:family="text">
      <style:text-properties fo:color="#000000" style:font-name="OpenSymbol4"/>
    </style:style>
    <style:style style:name="T24" style:family="text">
      <style:text-properties fo:color="#000000" style:font-name="OpenSymbol4" fo:font-size="10pt" fo:font-style="normal" style:text-underline-style="none" style:font-size-asian="10pt" style:font-size-complex="10pt"/>
    </style:style>
    <style:style style:name="T25" style:family="text">
      <style:text-properties fo:color="#000000" style:font-name="Bitstream Vera Sans3"/>
    </style:style>
    <style:style style:name="T26" style:family="text">
      <style:text-properties fo:color="#000000"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fo:color="#000000" style:font-name="Bitstream Vera Sans3" fo:font-size="10pt" fo:font-style="normal" style:text-underline-style="none" fo:font-weight="normal" officeooo:rsid="0029a748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color="#000000" style:font-name="Bitstream Vera Sans3" fo:font-size="10pt" fo:font-style="normal" style:text-underline-style="none" fo:font-weight="normal" officeooo:rsid="002af5ad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fo:color="#000000" style:font-name="Bitstream Vera Sans3" fo:font-size="10pt" fo:font-style="normal" style:text-underline-style="none" fo:font-weight="normal" officeooo:rsid="002f6e1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00000" style:text-position="0% 100%" style:font-name="OpenSymbol2" fo:font-size="10pt" fo:font-style="normal" style:text-underline-style="none" fo:font-weight="normal" officeooo:rsid="004c26f5" style:font-name-asian="OpenSymbol2" style:font-size-asian="10pt" style:font-style-asian="normal" style:font-weight-asian="normal" style:font-name-complex="OpenSymbol2" style:font-size-complex="10pt" style:font-style-complex="normal" style:font-weight-complex="normal"/>
    </style:style>
    <style:style style:name="T31" style:family="text">
      <style:text-properties fo:color="#b3b3b3"/>
    </style:style>
    <style:style style:name="T32" style:family="text">
      <style:text-properties fo:color="#b3b3b3" style:font-name="Bitstream Vera Sans3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 style:text-scale="100%"/>
    </style:style>
    <style:style style:name="T33" style:family="text">
      <style:text-properties fo:color="#b3b3b3" style:font-name="Bitstream Vera Sans3" fo:font-size="10pt" fo:font-style="normal" style:text-underline-style="none" style:font-size-asian="10pt" style:font-size-complex="10pt"/>
    </style:style>
    <style:style style:name="T34" style:family="text">
      <style:text-properties fo:color="#b3b3b3" style:font-name="Bitstream Vera Sans3" fo:font-size="10pt" style:text-underline-style="none" fo:font-weight="normal" style:font-size-asian="10pt" style:font-weight-asian="normal" style:font-size-complex="10pt" style:font-weight-complex="normal"/>
    </style:style>
    <style:style style:name="T35" style:family="text">
      <style:text-properties fo:color="#b3b3b3" style:font-name="Bitstream Vera Sans3" fo:font-size="10pt" style:text-underline-style="none" fo:font-weight="normal" style:font-size-asian="10pt" style:font-weight-asian="normal" style:font-size-complex="10pt" style:font-weight-complex="normal" style:text-scale="100%"/>
    </style:style>
    <style:style style:name="T36" style:family="text">
      <style:text-properties fo:color="#b3b3b3" style:font-name="Bitstream Vera Sans3" fo:font-size="10pt" fo:font-weight="normal" style:font-size-asian="10pt" style:font-weight-asian="normal" style:font-size-complex="10pt" style:font-weight-complex="normal"/>
    </style:style>
    <style:style style:name="T37" style:family="text">
      <style:text-properties fo:color="#b3b3b3" style:font-name="Bitstream Vera Sans3" fo:font-size="10pt" fo:font-weight="normal" style:font-size-asian="10pt" style:font-weight-asian="normal" style:font-size-complex="10pt" style:font-weight-complex="normal" style:text-scale="100%"/>
    </style:style>
    <style:style style:name="T38" style:family="text">
      <style:text-properties fo:color="#b3b3b3" style:font-name="Bitstream Vera Sans3" fo:font-size="10pt" fo:font-weight="normal" officeooo:rsid="0026b6e6" style:font-size-asian="10pt" style:font-weight-asian="normal" style:font-size-complex="10pt" style:font-weight-complex="normal" style:text-scale="100%"/>
    </style:style>
    <style:style style:name="T39" style:family="text">
      <style:text-properties fo:color="#b3b3b3" style:font-name="Bitstream Vera Sans3" fo:font-size="10pt" style:font-size-asian="10pt" style:font-size-complex="10pt" style:text-scale="100%"/>
    </style:style>
    <style:style style:name="T40" style:family="text">
      <style:text-properties fo:color="#b3b3b3" style:font-name="Bitstream Vera Sans3" fo:font-style="normal" fo:font-weight="normal" style:font-style-asian="normal" style:font-weight-asian="normal" style:font-style-complex="normal" style:font-weight-complex="normal" style:text-scale="100%"/>
    </style:style>
    <style:style style:name="T41" style:family="text">
      <style:text-properties fo:color="#b3b3b3" style:font-name="Bitstream Vera Sans3" style:font-size-asian="10pt" style:font-size-complex="10pt"/>
    </style:style>
    <style:style style:name="T42" style:family="text">
      <style:text-properties fo:color="#b3b3b3" style:text-underline-style="none"/>
    </style:style>
    <style:style style:name="T43" style:family="text">
      <style:text-properties fo:color="#b3b3b3" style:font-name="Bitstream Vera Sans4" style:text-underline-style="none"/>
    </style:style>
    <style:style style:name="T44" style:family="text">
      <style:text-properties fo:color="#b3b3b3" style:font-name="Bitstream Vera Sans4" fo:font-size="10pt" style:text-underline-style="none" fo:font-weight="normal" style:font-size-asian="10pt" style:font-weight-asian="normal" style:font-size-complex="10pt" style:font-weight-complex="normal"/>
    </style:style>
    <style:style style:name="T45" style:family="text">
      <style:text-properties fo:color="#b3b3b3" style:font-name="Bitstream Vera Sans6" fo:font-size="10pt" style:font-size-asian="10pt" style:font-size-complex="10pt"/>
    </style:style>
    <style:style style:name="T46" style:family="text">
      <style:text-properties fo:color="#b3b3b3" fo:font-style="normal" style:text-underline-style="none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OpenSymbol3" style:font-name-asian="OpenSymbol3" style:font-name-complex="OpenSymbol3"/>
    </style:style>
    <style:style style:name="T48" style:family="text">
      <style:text-properties style:font-name="OpenSymbol3" style:font-name-asian="OpenSymbol3" style:font-name-complex="OpenSymbol3" style:text-scale="100%"/>
    </style:style>
    <style:style style:name="T49" style:family="text">
      <style:text-properties style:font-name="OpenSymbol3" fo:font-size="10pt" fo:font-weight="normal" style:font-name-asian="OpenSymbol3" style:font-size-asian="10pt" style:font-weight-asian="normal" style:font-name-complex="OpenSymbol3" style:font-size-complex="10pt" style:font-weight-complex="normal" style:text-scale="100%"/>
    </style:style>
    <style:style style:name="T50" style:family="text">
      <style:text-properties style:font-name="OpenSymbol3" fo:letter-spacing="-0.018cm" style:font-name-asian="OpenSymbol3" style:font-name-complex="OpenSymbol3"/>
    </style:style>
    <style:style style:name="T51" style:family="text">
      <style:text-properties style:text-position="0% 100%" style:font-name-asian="OpenSymbol" style:font-name-complex="OpenSymbol"/>
    </style:style>
    <style:style style:name="T52" style:family="text">
      <style:text-properties style:text-position="0% 100%" style:text-underline-style="none" fo:font-weight="normal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53" style:family="text">
      <style:text-properties style:use-window-font-color="true" style:font-name="Bitstream Vera Sans3" fo:font-size="10pt" style:font-size-asian="10pt" style:font-size-complex="10pt"/>
    </style:style>
    <style:style style:name="T54" style:family="text">
      <style:text-properties style:use-window-font-color="true" style:font-name="Bitstream Vera Sans3" fo:font-size="10pt" style:text-underline-style="solid" style:text-underline-width="auto" style:text-underline-color="#d3802b" style:text-underline-mode="continuous" style:text-overline-mode="continuous" style:text-line-through-mode="continuous" style:font-size-asian="10pt" style:font-size-complex="10pt"/>
    </style:style>
    <style:style style:name="T55" style:family="text">
      <style:text-properties style:use-window-font-color="true" style:font-name="OpenSymbol" fo:font-size="10pt" style:font-size-asian="10pt" style:font-size-complex="10pt"/>
    </style:style>
    <style:style style:name="T56" style:family="text">
      <style:text-properties style:use-window-font-color="true" style:font-name="OpenSymbol" fo:font-size="10pt" style:text-underline-style="solid" style:text-underline-width="auto" style:text-underline-color="#d3802b" style:text-underline-mode="continuous" style:text-overline-mode="continuous" style:text-line-through-mode="continuous" style:font-size-asian="10pt" style:font-size-complex="10pt"/>
    </style:style>
    <style:style style:name="T57" style:family="text">
      <style:text-properties style:use-window-font-color="true" style:font-name="Bitstream Vera Sans" fo:font-size="10pt" fo:letter-spacing="-0.011cm" fo:font-weight="normal" officeooo:rsid="0027979d" style:font-size-asian="10.5pt"/>
    </style:style>
    <style:style style:name="T58" style:family="text">
      <style:text-properties style:use-window-font-color="true" style:font-name="Bitstream Vera Sans" fo:font-size="10pt" fo:font-weight="normal" officeooo:rsid="0034793f" style:font-size-asian="10.5pt"/>
    </style:style>
    <style:style style:name="T59" style:family="text">
      <style:text-properties style:font-name="OpenSymbol"/>
    </style:style>
    <style:style style:name="T60" style:family="text">
      <style:text-properties style:font-name="OpenSymbol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61" style:family="text">
      <style:text-properties style:font-name="OpenSymbol" fo:font-size="10pt" style:font-size-asian="10pt" style:font-size-complex="10pt"/>
    </style:style>
    <style:style style:name="T62" style:family="text">
      <style:text-properties style:font-name="OpenSymbol" fo:font-size="10pt" style:font-name-asian="OpenSymbol3" style:font-name-complex="OpenSymbol3"/>
    </style:style>
    <style:style style:name="T63" style:family="text">
      <style:text-properties style:font-name="OpenSymbol" fo:font-size="10pt" style:font-name-asian="OpenSymbol3" style:font-name-complex="OpenSymbol3" style:text-scale="100%"/>
    </style:style>
    <style:style style:name="T64" style:family="text">
      <style:text-properties style:font-name="OpenSymbol" fo:font-size="10pt" fo:font-weight="normal" style:font-name-asian="OpenSymbol3" style:font-size-asian="10pt" style:font-weight-asian="normal" style:font-name-complex="OpenSymbol3" style:font-size-complex="10pt" style:font-weight-complex="normal" style:text-scale="100%"/>
    </style:style>
    <style:style style:name="T65" style:family="text">
      <style:text-properties style:font-name="OpenSymbol" fo:font-size="10pt" fo:font-style="normal" style:text-underline-style="none" style:font-name-asian="OpenSymbol3" style:font-style-asian="normal" style:font-name-complex="OpenSymbol3" style:font-style-complex="normal"/>
    </style:style>
    <style:style style:name="T66" style:family="text">
      <style:text-properties style:font-name="OpenSymbol" fo:font-size="10pt" style:font-size-asian="9pt" style:font-size-complex="9pt"/>
    </style:style>
    <style:style style:name="T67" style:family="text">
      <style:text-properties style:font-name="OpenSymbol" fo:background-color="#ffff00" loext:char-shading-value="0"/>
    </style:style>
    <style:style style:name="T68" style:family="text">
      <style:text-properties style:font-name="OpenSymbol" style:font-name-asian="Times New Roman" style:font-name-complex="Times New Roman"/>
    </style:style>
    <style:style style:name="T69" style:family="text">
      <style:text-properties style:font-name="OpenSymbol" style:font-name-asian="OpenSymbol3" style:font-name-complex="OpenSymbol3"/>
    </style:style>
    <style:style style:name="T70" style:family="text">
      <style:text-properties style:font-name="OpenSymbol" fo:letter-spacing="-0.018cm" style:font-name-asian="OpenSymbol3" style:font-name-complex="OpenSymbol3"/>
    </style:style>
    <style:style style:name="T71" style:family="text">
      <style:text-properties fo:text-transform="uppercase" style:font-name="OpenSymbol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72" style:family="text">
      <style:text-properties fo:text-transform="uppercase" style:font-name="Bitstream Vera Sans3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73" style:family="text">
      <style:text-properties fo:text-transform="uppercase" style:use-window-font-color="true"/>
    </style:style>
    <style:style style:name="T74" style:family="text">
      <style:text-properties fo:text-transform="uppercase" style:use-window-font-color="true" style:font-name="Bitstream Vera Sans3" fo:font-size="10pt" fo:letter-spacing="-0.004cm" fo:font-weight="normal" style:font-size-asian="10pt" style:font-weight-asian="normal" style:font-size-complex="10pt"/>
    </style:style>
    <style:style style:name="T75" style:family="text">
      <style:text-properties fo:text-transform="uppercase" style:use-window-font-color="true" style:font-name="Bitstream Vera Sans3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76" style:family="text">
      <style:text-properties fo:text-transform="uppercase" style:use-window-font-color="true" style:font-name="Bitstream Vera Sans3" fo:font-size="10pt" style:font-size-asian="10pt" style:font-size-complex="10pt"/>
    </style:style>
    <style:style style:name="T77" style:family="text">
      <style:text-properties fo:text-transform="uppercase" style:use-window-font-color="true" style:font-name="Bitstream Vera Sans3" fo:font-size="10pt" style:text-underline-style="solid" style:text-underline-width="auto" style:text-underline-color="#d3802b" style:text-underline-mode="continuous" style:text-overline-mode="continuous" style:text-line-through-mode="continuous" style:font-size-asian="10pt" style:font-size-complex="10pt"/>
    </style:style>
    <style:style style:name="T78" style:family="text">
      <style:text-properties fo:text-transform="uppercase" style:use-window-font-color="true" style:font-name="OpenSymbol" fo:font-size="10pt" fo:letter-spacing="-0.004cm" fo:font-weight="normal" style:font-name-asian="Times New Roman" style:font-size-asian="10pt" style:font-weight-asian="normal" style:font-name-complex="Times New Roman" style:font-size-complex="10pt"/>
    </style:style>
    <style:style style:name="T79" style:family="text">
      <style:text-properties fo:text-transform="uppercase" style:use-window-font-color="true" style:font-name="OpenSymbol" fo:font-size="10pt" fo:letter-spacing="-0.004cm" fo:font-weight="normal" fo:background-color="#ffff00" loext:char-shading-value="0" style:font-name-asian="Times New Roman" style:font-size-asian="10pt" style:font-weight-asian="normal" style:font-name-complex="Times New Roman" style:font-size-complex="10pt"/>
    </style:style>
    <style:style style:name="T80" style:family="text">
      <style:text-properties fo:text-transform="uppercase" style:use-window-font-color="true" style:font-name="OpenSymbol" fo:font-size="10pt" style:font-size-asian="10pt" style:font-size-complex="10pt"/>
    </style:style>
    <style:style style:name="T81" style:family="text">
      <style:text-properties fo:text-transform="uppercase" style:use-window-font-color="true" style:font-name="OpenSymbol" fo:font-size="10pt" style:text-underline-style="solid" style:text-underline-width="auto" style:text-underline-color="#d3802b" style:text-underline-mode="continuous" style:text-overline-mode="continuous" style:text-line-through-mode="continuous" style:font-size-asian="10pt" style:font-size-complex="10pt"/>
    </style:style>
    <style:style style:name="T82" style:family="text">
      <style:text-properties fo:text-transform="uppercase" style:use-window-font-color="true" style:font-name="OpenSymbol" fo:font-size="10pt" style:text-underline-style="solid" style:text-underline-width="auto" style:text-underline-color="#d3802b" style:text-underline-mode="continuous" style:text-overline-mode="continuous" style:text-line-through-mode="continuous" fo:background-color="#ffff00" loext:char-shading-value="0" style:font-size-asian="10pt" style:font-size-complex="10pt"/>
    </style:style>
    <style:style style:name="T83" style:family="text">
      <style:text-properties fo:text-transform="uppercase" style:use-window-font-color="true" style:font-name="OpenSymbol" fo:font-size="10pt" fo:background-color="#ffff00" loext:char-shading-value="0" style:font-size-asian="10pt" style:font-size-complex="10pt"/>
    </style:style>
    <style:style style:name="T84" style:family="text">
      <style:text-properties fo:text-transform="uppercase" style:use-window-font-color="true" style:font-name="OpenSymbol" fo:letter-spacing="-0.004cm" fo:font-weight="normal" fo:background-color="#ffff00" loext:char-shading-value="0" style:font-name-asian="Times New Roman" style:font-weight-asian="normal" style:font-name-complex="Times New Roman"/>
    </style:style>
    <style:style style:name="T85" style:family="text">
      <style:text-properties fo:text-transform="uppercase" style:use-window-font-color="true" style:font-name="OpenSymbol" fo:background-color="#ffff00" loext:char-shading-value="0"/>
    </style:style>
    <style:style style:name="T86" style:family="text">
      <style:text-properties fo:text-transform="uppercase" style:use-window-font-color="true" fo:letter-spacing="-0.004cm" fo:font-weight="normal" style:font-name-asian="Times New Roman" style:font-weight-asian="normal" style:font-name-complex="Times New Roman"/>
    </style:style>
    <style:style style:name="T87" style:family="text">
      <style:text-properties style:font-name-asian="Times New Roman" style:font-name-complex="Times New Roman"/>
    </style:style>
    <style:style style:name="T88" style:family="text">
      <style:text-properties officeooo:rsid="00ef48c3" style:font-name-asian="Times New Roman" style:font-name-complex="Times New Roman"/>
    </style:style>
    <style:style style:name="T89" style:family="text">
      <style:text-properties style:font-name="OpenSymbol4"/>
    </style:style>
    <style:style style:name="T90" style:family="text">
      <style:text-properties style:font-name="OpenSymbol4" style:text-scale="100%"/>
    </style:style>
    <style:style style:name="T91" style:family="text">
      <style:text-properties style:font-name="OpenSymbol4" fo:font-style="normal" style:font-style-asian="normal" style:font-style-complex="normal" style:text-scale="100%"/>
    </style:style>
    <style:style style:name="T92" style:family="text">
      <style:text-properties style:font-name="OpenSymbol4" fo:font-style="normal" fo:font-weight="normal" style:font-style-asian="normal" style:font-weight-asian="normal" style:font-style-complex="normal" style:font-weight-complex="normal" style:text-scale="100%"/>
    </style:style>
    <style:style style:name="T93" style:family="text">
      <style:text-properties style:font-name="OpenSymbol4" fo:font-style="normal" style:text-underline-style="none" fo:font-weight="normal" style:font-style-asian="normal" style:font-weight-asian="normal" style:font-style-complex="normal" style:font-weight-complex="normal"/>
    </style:style>
    <style:style style:name="T94" style:family="text">
      <style:text-properties style:font-name="OpenSymbol4" fo:font-size="10pt" fo:font-weight="normal" style:font-size-asian="10pt" style:font-weight-asian="normal" style:font-size-complex="10pt" style:font-weight-complex="normal" style:text-scale="100%"/>
    </style:style>
    <style:style style:name="T95" style:family="text">
      <style:text-properties style:font-name="OpenSymbol4" fo:font-size="10pt" fo:font-weight="normal" officeooo:rsid="0026b6e6" style:font-size-asian="10pt" style:font-weight-asian="normal" style:font-size-complex="10pt" style:font-weight-complex="normal" style:text-scale="100%"/>
    </style:style>
    <style:style style:name="T96" style:family="text">
      <style:text-properties style:font-name="OpenSymbol4" officeooo:rsid="0026b6e6"/>
    </style:style>
    <style:style style:name="T97" style:family="text">
      <style:text-properties style:text-scale="100%"/>
    </style:style>
    <style:style style:name="T98" style:family="text">
      <style:text-properties style:text-scale="70%"/>
    </style:style>
    <style:style style:name="T99" style:family="text">
      <style:text-properties fo:font-style="normal" style:font-style-asian="normal" style:font-style-complex="normal" style:text-scale="100%"/>
    </style:style>
    <style:style style:name="T100" style:family="text">
      <style:text-properties fo:font-style="normal" style:text-underline-style="none" style:font-style-asian="normal" style:font-style-complex="normal"/>
    </style:style>
    <style:style style:name="T10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2" style:family="text">
      <style:text-properties style:font-name="Bitstream Vera Sans6" fo:font-size="10pt" style:font-size-asian="10pt" style:font-size-complex="10pt"/>
    </style:style>
    <style:style style:name="T103" style:family="text">
      <style:text-properties style:font-name="OpenSymbol5" fo:font-size="10pt" fo:font-style="normal" style:font-name-asian="OpenSymbol" style:font-size-asian="10pt" style:font-name-complex="OpenSymbol" style:font-size-complex="10pt"/>
    </style:style>
    <style:style style:name="T104" style:family="text">
      <style:text-properties fo:font-variant="normal" fo:text-transform="none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Andale Sans UI" style:font-size-asian="12pt" style:language-asian="zxx" style:country-asian="none" style:font-style-asian="normal" style:font-name-complex="Tahoma2" style:font-size-complex="12pt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105" style:family="text">
      <style:text-properties fo:font-variant="normal" fo:text-transform="none" style:text-outline="false" style:text-line-through-style="none" style:text-line-through-type="none" style:text-position="0% 100%" style:font-name="OpenSymbol4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Andale Sans UI" style:font-size-asian="12pt" style:language-asian="zxx" style:country-asian="none" style:font-style-asian="normal" style:font-name-complex="Tahoma2" style:font-size-complex="12pt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106" style:family="text">
      <style:text-properties fo:font-variant="normal" fo:text-transform="none" style:text-outline="false" style:text-line-through-style="none" style:text-line-through-type="none" style:text-position="0% 100%" style:font-name="OpenSymbol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3" style:font-size-asian="12pt" style:language-asian="zxx" style:country-asian="none" style:font-style-asian="normal" style:font-name-complex="OpenSymbol3" style:font-size-complex="12pt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107" style:family="text">
      <style:text-properties fo:font-variant="normal" fo:text-transform="none" style:text-outline="false" style:text-line-through-style="none" style:text-line-through-type="none" style:text-position="0% 100%" style:font-name="OpenSymbol3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3" style:font-size-asian="12pt" style:language-asian="zxx" style:country-asian="none" style:font-style-asian="normal" style:font-name-complex="OpenSymbol3" style:font-size-complex="12pt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108" style:family="text">
      <style:text-properties fo:font-variant="normal" fo:text-transform="none" style:text-outline="false" style:text-line-through-style="none" style:text-line-through-type="none" style:text-position="0% 100%" style:font-name="OpenSymbol5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" style:language-asian="zxx" style:country-asian="none" style:font-name-complex="OpenSymbol" style:language-complex="zxx" style:country-complex="none" style:text-rotation-angle="0" style:text-rotation-scale="line-height" style:text-emphasize="none" style:text-combine="none" style:text-scale="100%" style:font-relief="none"/>
    </style:style>
    <style:style style:name="T109" style:family="text">
      <style:text-properties fo:font-variant="normal" fo:text-transform="none" style:text-outline="false" style:text-line-through-style="none" style:text-line-through-type="none" style:text-position="0% 100%" style:font-name="OpenSymbol5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fo:background-color="transparent" loext:char-shading-value="0" style:font-name-asian="OpenSymbol" style:font-size-asian="10pt" style:language-asian="zxx" style:country-asian="none" style:font-style-asian="normal" style:font-weight-asian="normal" style:font-name-complex="OpenSymbol" style:font-size-complex="10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10" style:family="text">
      <style:text-properties fo:font-variant="normal" fo:text-transform="none" style:text-outline="false" style:text-line-through-style="none" style:text-line-through-type="none" style:text-position="0% 100%" style:font-name="OpenSymbol5" fo:font-size="10pt" fo:letter-spacing="normal" fo:language="fr" fo:country="FR" fo:font-style="normal" fo:text-shadow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" style:font-size-asian="10pt" style:language-asian="zxx" style:country-asian="none" style:font-style-asian="normal" style:font-name-complex="OpenSymbol" style:font-size-complex="10pt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111" style:family="text">
      <style:text-properties fo:font-variant="normal" fo:text-transform="none" style:text-outline="false" style:text-line-through-style="none" style:text-line-through-type="none" style:text-position="0% 100%" style:font-name="OpenSymbol5" fo:font-size="10pt" fo:letter-spacing="normal" fo:language="fr" fo:country="FR" fo:font-style="normal" fo:text-shadow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" style:language-asian="zxx" style:country-asian="none" style:font-name-complex="OpenSymbol" style:language-complex="zxx" style:country-complex="none" style:text-rotation-angle="0" style:text-rotation-scale="line-height" style:text-emphasize="none" style:text-combine="none" style:text-scale="100%" style:font-relief="none"/>
    </style:style>
    <style:style style:name="T112" style:family="text">
      <style:text-properties fo:font-variant="normal" fo:text-transform="none" style:text-outline="false" style:text-line-through-style="none" style:text-line-through-type="none" style:text-position="0% 100%" style:font-name="OpenSymbol5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fo:background-color="transparent" loext:char-shading-value="0" style:font-name-asian="OpenSymbol" style:font-size-asian="10pt" style:language-asian="zxx" style:country-asian="none" style:font-style-asian="normal" style:font-weight-asian="normal" style:font-name-complex="OpenSymbol" style:font-size-complex="10pt" style:language-complex="zxx" style:country-complex="none" style:font-style-complex="normal" style:font-weight-complex="normal" style:text-rotation-angle="0" style:text-rotation-scale="line-height" style:text-emphasize="none" style:text-combine="none" style:text-scale="100%" style:font-relief="none"/>
    </style:style>
    <style:style style:name="T113" style:family="text">
      <style:text-properties fo:font-variant="normal" fo:text-transform="none" style:text-outline="false" style:text-line-through-style="none" style:text-line-through-type="none" style:text-position="0% 100%" style:font-name="OpenSymbol5" fo:font-size="10pt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OpenSymbol" style:language-asian="zxx" style:country-asian="none" style:font-name-complex="OpenSymbol" style:language-complex="zxx" style:country-complex="none" style:text-rotation-angle="0" style:text-rotation-scale="line-height" style:text-emphasize="none" style:text-combine="none" style:text-scale="100%" style:font-relief="none"/>
    </style:style>
    <style:style style:name="T114" style:family="text">
      <style:text-properties fo:font-variant="normal" fo:text-transform="none" fo:color="#b3b3b3" style:text-outline="false" style:text-line-through-style="none" style:text-line-through-type="none" style:text-position="0% 100%" style:font-name="Bitstream Vera Sans3" fo:font-size="10pt" fo:letter-spacing="normal" fo:language="fr" fo:country="FR" fo:font-style="normal" fo:text-shadow="none" style:text-underline-style="none" style:text-underline-mode="continuous" style:text-overline-mode="continuous" style:text-line-through-mode="continuous" style:letter-kerning="false" style:text-blinking="false" fo:background-color="transparent" loext:char-shading-value="0" style:font-name-asian="Andale Sans UI" style:font-size-asian="10pt" style:language-asian="zxx" style:country-asian="none" style:font-style-asian="normal" style:font-name-complex="Tahoma2" style:font-size-complex="10pt" style:language-complex="zxx" style:country-complex="none" style:font-style-complex="normal" style:text-rotation-angle="0" style:text-rotation-scale="line-height" style:text-emphasize="none" style:text-combine="none" style:text-scale="100%" style:font-relief="none"/>
    </style:style>
    <style:style style:name="T115" style:family="text">
      <style:text-properties officeooo:rsid="0026b6e6"/>
    </style:style>
    <style:style style:name="T116" style:family="text">
      <style:text-properties style:font-name="Liberation Serif1" fo:font-size="10pt" style:font-size-asian="10pt" style:font-size-complex="10pt"/>
    </style:style>
    <style:style style:name="T117" style:family="text">
      <style:text-properties style:font-name="Liberation Serif" fo:font-size="10pt" style:font-size-asian="10pt" style:font-size-complex="10pt"/>
    </style:style>
    <style:style style:name="T118" style:family="text">
      <style:text-properties style:font-name="DejaVu Sans Mono" fo:font-size="9pt" style:font-size-asian="9pt" style:font-size-complex="9pt"/>
    </style:style>
    <style:style style:name="T119" style:family="text">
      <style:text-properties style:font-name="DejaVu Sans Mono" fo:font-size="9pt" officeooo:rsid="0029a748" style:font-size-asian="9pt" style:font-size-complex="9pt"/>
    </style:style>
    <style:style style:name="T120" style:family="text">
      <style:text-properties style:font-name="DejaVu Sans Mono" fo:font-size="9pt" officeooo:rsid="0035735a" style:font-size-asian="9pt" style:font-size-complex="9pt"/>
    </style:style>
    <style:style style:name="T121" style:family="text">
      <style:text-properties officeooo:rsid="002af5ad"/>
    </style:style>
    <style:style style:name="T122" style:family="text">
      <style:text-properties fo:letter-spacing="-0.011cm"/>
    </style:style>
    <style:style style:name="T123" style:family="text">
      <style:text-properties fo:font-weight="normal" style:font-weight-asian="normal" style:font-weight-complex="normal"/>
    </style:style>
    <style:style style:name="T124" style:family="text">
      <style:text-properties fo:font-weight="normal" style:font-name-asian="Times New Roman" style:font-weight-asian="normal" style:font-name-complex="Times New Roman" style:font-weight-complex="normal"/>
    </style:style>
    <style:style style:name="T125" style:family="text">
      <style:text-properties fo:letter-spacing="-0.014cm"/>
    </style:style>
    <style:style style:name="T126" style:family="text">
      <style:text-properties fo:letter-spacing="-0.018cm"/>
    </style:style>
    <style:style style:name="T127" style:family="text">
      <style:text-properties fo:letter-spacing="-0.018cm" officeooo:rsid="003229c3"/>
    </style:style>
    <style:style style:name="T128" style:family="text">
      <style:text-properties fo:color="#ffffff" style:font-name="Bitstream Vera Sans3" fo:font-size="11pt" fo:font-weight="bold" style:font-size-asian="11pt" style:font-weight-asian="bold" style:font-size-complex="11pt" style:font-weight-complex="bold"/>
    </style:style>
    <style:style style:name="T129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.499cm" style:run-through="foreground" style:wrap="parallel" style:number-wrapped-paragraphs="no-limit" style:vertical-pos="from-top" style:vertical-rel="paragraph" style:horizontal-pos="from-left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draw:frame draw:style-name="fr1" draw:name="Cadre3" text:anchor-type="paragraph" svg:x="-0.042cm" svg:y="0.095cm" svg:width="9.13cm" draw:z-index="12"><draw:text-box fo:min-height="6.712cm"><text:section text:style-name="Sect1" text:name="Section4"><text:p text:style-name="P41">Calcule.</text:p><text:p text:style-name="P32"><text:span text:style-name="Police_20_par_20_défaut"><text:span text:style-name="T13">D</text:span></text:span><text:span text:style-name="Police_20_par_20_défaut"><text:span text:style-name="T14"> </text:span></text:span><text:span text:style-name="Police_20_par_20_défaut"><text:span text:style-name="T60">=</text:span></text:span><text:span text:style-name="Police_20_par_20_défaut"><text:span text:style-name="T14"> (</text:span></text:span><text:span text:style-name="Police_20_par_20_défaut"><text:span text:style-name="T60"></text:span></text:span><text:span text:style-name="Police_20_par_20_défaut"><text:span text:style-name="T14">4) </text:span></text:span><text:span text:style-name="Police_20_par_20_défaut"><text:span text:style-name="T60"></text:span></text:span><text:span text:style-name="Police_20_par_20_défaut"><text:span text:style-name="T14"> (</text:span></text:span><text:span text:style-name="Police_20_par_20_défaut"><text:span text:style-name="T71">−</text:span></text:span><text:span text:style-name="Police_20_par_20_défaut"><text:span text:style-name="T72">5) </text:span></text:span><text:span text:style-name="Police_20_par_20_défaut"><text:span text:style-name="T71">−</text:span></text:span><text:span text:style-name="Police_20_par_20_défaut"><text:span text:style-name="T72">(</text:span></text:span><text:span text:style-name="Police_20_par_20_défaut"><text:span text:style-name="T71">−</text:span></text:span><text:span text:style-name="Police_20_par_20_défaut"><text:span text:style-name="T72">8)</text:span></text:span><text:span text:style-name="Police_20_par_20_défaut"><text:span text:style-name="T13"> </text:span></text:span></text:p><text:p text:style-name="P33"><text:span text:style-name="T15">E </text:span><text:span text:style-name="T61">=</text:span><text:span text:style-name="T15"> (</text:span><text:span text:style-name="T61">−</text:span><text:span text:style-name="T15">15) </text:span><text:span text:style-name="T61">−</text:span><text:span text:style-name="T15"> (</text:span><text:span text:style-name="T61"></text:span><text:span text:style-name="T15">14) </text:span><text:span text:style-name="T61"></text:span><text:span text:style-name="T15"> (</text:span><text:span text:style-name="T61">−</text:span><text:span text:style-name="T15">15) </text:span><text:span text:style-name="T61">−</text:span><text:span text:style-name="T15"> (</text:span><text:span text:style-name="T61">−</text:span><text:span text:style-name="T15">20)</text:span></text:p><text:p text:style-name="P40"><text:span text:style-name="Bold_5f_niv1">Correction</text:span></text:p><text:p text:style-name="P34"><text:span text:style-name="Police_20_par_20_défaut"><text:span text:style-name="T74">D</text:span></text:span><text:span text:style-name="Police_20_par_20_défaut"><text:span text:style-name="T75"> </text:span></text:span><text:span text:style-name="Police_20_par_20_défaut"><text:span text:style-name="T78">=</text:span></text:span><text:span text:style-name="Police_20_par_20_défaut"><text:span text:style-name="T75"> (</text:span></text:span><text:span text:style-name="Police_20_par_20_défaut"><text:span text:style-name="T78"></text:span></text:span><text:span text:style-name="Police_20_par_20_défaut"><text:span text:style-name="T75">4) </text:span></text:span><text:span text:style-name="Police_20_par_20_défaut"><text:span text:style-name="T79"></text:span></text:span><text:span text:style-name="Police_20_par_20_défaut"><text:span text:style-name="T75"> (</text:span></text:span><text:span text:style-name="Police_20_par_20_défaut"><text:span text:style-name="T78">−</text:span></text:span><text:span text:style-name="Police_20_par_20_défaut"><text:span text:style-name="T75">5) </text:span></text:span><text:span text:style-name="Police_20_par_20_défaut"><text:span text:style-name="T79">−</text:span></text:span><text:span text:style-name="Police_20_par_20_défaut"><text:span text:style-name="T75"> (</text:span></text:span><text:span text:style-name="Police_20_par_20_défaut"><text:span text:style-name="T78">−</text:span></text:span><text:span text:style-name="Police_20_par_20_défaut"><text:span text:style-name="T75">8)</text:span></text:span><text:span text:style-name="Police_20_par_20_défaut"><text:span text:style-name="T74"> </text:span></text:span></text:p><text:p text:style-name="P42"><text:span text:style-name="Police_20_par_20_défaut"><text:span text:style-name="T76">D </text:span></text:span><text:span text:style-name="Police_20_par_20_défaut"><text:span text:style-name="T80">=</text:span></text:span><text:span text:style-name="Police_20_par_20_défaut"><text:span text:style-name="T76"> </text:span></text:span><text:span text:style-name="Police_20_par_20_défaut"><text:span text:style-name="T77">(</text:span></text:span><text:span text:style-name="Police_20_par_20_défaut"><text:span text:style-name="T81"></text:span></text:span><text:span text:style-name="Police_20_par_20_défaut"><text:span text:style-name="T77">4) </text:span></text:span><text:span text:style-name="Police_20_par_20_défaut"><text:span text:style-name="T82"></text:span></text:span><text:span text:style-name="Police_20_par_20_défaut"><text:span text:style-name="T77"> (</text:span></text:span><text:span text:style-name="Police_20_par_20_défaut"><text:span text:style-name="T81">−</text:span></text:span><text:span text:style-name="Police_20_par_20_défaut"><text:span text:style-name="T77">5)</text:span></text:span><text:span text:style-name="Police_20_par_20_défaut"><text:span text:style-name="T76"> </text:span></text:span><text:span text:style-name="Police_20_par_20_défaut"><text:span text:style-name="T83"></text:span></text:span><text:span text:style-name="Police_20_par_20_défaut"><text:span text:style-name="T76"> (</text:span></text:span><text:span text:style-name="Police_20_par_20_défaut"><text:span text:style-name="T83"></text:span></text:span><text:span text:style-name="Police_20_par_20_défaut"><text:span text:style-name="T76">8)</text:span></text:span></text:p><text:p text:style-name="P42"><text:span text:style-name="Police_20_par_20_défaut"><text:span text:style-name="T53">D </text:span></text:span><text:span text:style-name="Police_20_par_20_défaut"><text:span text:style-name="T55">=</text:span></text:span><text:span text:style-name="Police_20_par_20_défaut"><text:span text:style-name="T53"> </text:span></text:span><text:span text:style-name="Police_20_par_20_défaut"><text:span text:style-name="T54">(</text:span></text:span><text:span text:style-name="Police_20_par_20_défaut"><text:span text:style-name="T56">−</text:span></text:span><text:span text:style-name="Police_20_par_20_défaut"><text:span text:style-name="T54">1) </text:span></text:span><text:span text:style-name="Police_20_par_20_défaut"><text:span text:style-name="T56"></text:span></text:span><text:span text:style-name="Police_20_par_20_défaut"><text:span text:style-name="T54"> (</text:span></text:span><text:span text:style-name="Police_20_par_20_défaut"><text:span text:style-name="T56"></text:span></text:span><text:span text:style-name="Police_20_par_20_défaut"><text:span text:style-name="T54">8)</text:span></text:span></text:p><text:p text:style-name="P43">D<text:span text:style-name="T123"> </text:span><text:span text:style-name="T59">=</text:span><text:span text:style-name="T123"> </text:span><text:span text:style-name="T59"></text:span>7</text:p><text:p text:style-name="P45">E <text:span text:style-name="T59">=</text:span> (<text:span text:style-name="T59">−</text:span>15)<text:span text:style-name="Police_20_par_20_défaut"><text:span text:style-name="T86"> </text:span></text:span><text:span text:style-name="Police_20_par_20_défaut"><text:span text:style-name="T84">−</text:span></text:span><text:span text:style-name="Police_20_par_20_défaut"><text:span text:style-name="T86"> </text:span></text:span>(<text:span text:style-name="T59"></text:span>14)<text:span text:style-name="Police_20_par_20_défaut"><text:span text:style-name="T73"> </text:span></text:span><text:span text:style-name="Police_20_par_20_défaut"><text:span text:style-name="T85"></text:span></text:span><text:span text:style-name="Police_20_par_20_défaut"><text:span text:style-name="T73"> </text:span></text:span>(<text:span text:style-name="T59">−</text:span>15)<text:span text:style-name="Police_20_par_20_défaut"><text:span text:style-name="T86"> </text:span></text:span><text:span text:style-name="Police_20_par_20_défaut"><text:span text:style-name="T84">−</text:span></text:span><text:span text:style-name="Police_20_par_20_défaut"><text:span text:style-name="T86"> </text:span></text:span>(<text:span text:style-name="T59">−</text:span>20)</text:p><text:p text:style-name="P45">E <text:span text:style-name="T59">=</text:span> (<text:span text:style-name="T59">−</text:span>15)<text:span text:style-name="Police_20_par_20_défaut"><text:span text:style-name="T73"> </text:span></text:span><text:span text:style-name="Police_20_par_20_défaut"><text:span text:style-name="T85"></text:span></text:span><text:span text:style-name="Police_20_par_20_défaut"><text:span text:style-name="T73"> </text:span></text:span>(<text:span text:style-name="T67">−</text:span>14)<text:span text:style-name="Police_20_par_20_défaut"><text:span text:style-name="T73"> </text:span></text:span><text:span text:style-name="Police_20_par_20_défaut"><text:span text:style-name="T85"></text:span></text:span><text:span text:style-name="Police_20_par_20_défaut"><text:span text:style-name="T73"> </text:span></text:span>(<text:span text:style-name="T59">−</text:span>15)<text:span text:style-name="Police_20_par_20_défaut"><text:span text:style-name="T73"> </text:span></text:span><text:span text:style-name="Police_20_par_20_défaut"><text:span text:style-name="T85"></text:span></text:span><text:span text:style-name="Police_20_par_20_défaut"><text:span text:style-name="T73"> </text:span></text:span>(<text:span text:style-name="T67"></text:span>20)</text:p><text:p text:style-name="P44">E <text:span text:style-name="T59">=</text:span> (<text:span text:style-name="T59">−</text:span>44) <text:span text:style-name="T59"></text:span> (<text:span text:style-name="T59"></text:span>20)</text:p><text:p text:style-name="P46"><text:span text:style-name="Police_20_par_20_défaut"><text:span text:style-name="T87">E</text:span></text:span><text:span text:style-name="Police_20_par_20_défaut"><text:span text:style-name="T124"> </text:span></text:span><text:span text:style-name="Police_20_par_20_défaut"><text:span text:style-name="T68">=</text:span></text:span><text:span text:style-name="Police_20_par_20_défaut"><text:span text:style-name="T124"> </text:span></text:span><text:span text:style-name="Police_20_par_20_défaut"><text:span text:style-name="T68">−</text:span></text:span><text:span text:style-name="Police_20_par_20_défaut"><text:span text:style-name="T87">2</text:span></text:span><text:span text:style-name="Police_20_par_20_défaut"><text:span text:style-name="T88">4</text:span></text:span></text:p></text:section></draw:text-box></draw:frame><draw:g text:anchor-type="paragraph" draw:z-index="13" draw:name="Forme5" draw:style-name="gr1"><draw:custom-shape draw:style-name="gr2" draw:text-style-name="P94" svg:width="3.964cm" svg:height="0.641cm" draw:transform="skewX (0.00279252680319092) rotate (0.0872664625997165) translate (-0.370416666666667cm -0.0934861111111111cm)"><text:p text:style-name="P93"><text:span text:style-name="T12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text:span text:style-name="_5f_Consigne"><text:span text:style-name="T20"/></text:span></text:p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h text:style-name="P73" text:outline-level="1"><text:span text:style-name="_5f_Consigne"><text:span text:style-name="T20"/></text:span></text:h>
      <text:list xml:id="list3596767176" text:style-name="Num_5f_Exo">
        <text:list-item>
          <text:h text:style-name="P74" text:outline-level="1"> Effectue les calculs suivants en regroupant les termes de même signe.</text:h>
        </text:list-item>
      </text:list>
      <text:p text:style-name="P66"><text:span text:style-name="T97">A </text:span><text:span text:style-name="T90">=</text:span><text:span text:style-name="T97"> (</text:span><text:span text:style-name="T63">−</text:span><text:span text:style-name="T97">4) </text:span><text:span text:style-name="T48"></text:span><text:span text:style-name="T97"> (</text:span><text:span text:style-name="T63"></text:span><text:span text:style-name="T97">6) </text:span><text:span text:style-name="T48"></text:span><text:span text:style-name="T97"> (</text:span><text:span text:style-name="T63">−</text:span><text:span text:style-name="T97">3)</text:span></text:p>
      <text:p text:style-name="P67"><text:span text:style-name="T97">A </text:span><text:span text:style-name="T90">=</text:span><text:span text:style-name="T97"> </text:span><text:span text:style-name="T35"><text:tab/></text:span></text:p>
      <text:p text:style-name="P67">A <text:span text:style-name="T89">=</text:span> <text:span text:style-name="T42"><text:tab/></text:span></text:p>
      <text:p text:style-name="P67"><text:span text:style-name="T97">B </text:span><text:span text:style-name="T90">=</text:span><text:span text:style-name="T97"> (</text:span><text:span text:style-name="T63">−</text:span><text:span text:style-name="T97">15) </text:span><text:span text:style-name="T48"></text:span><text:span text:style-name="T97"> (</text:span><text:span text:style-name="T63">−</text:span><text:span text:style-name="T97">118)</text:span> <text:span text:style-name="T47"></text:span><text:span text:style-name="T97"> (</text:span><text:span text:style-name="T63">−</text:span><text:span text:style-name="T97">47)</text:span></text:p>
      <text:p text:style-name="P67">B <text:span text:style-name="T89">=</text:span> <text:span text:style-name="T36"><text:tab/></text:span></text:p>
      <text:p text:style-name="P67">B <text:span text:style-name="T89">=</text:span> <text:span text:style-name="T42"><text:tab/></text:span></text:p>
      <text:p text:style-name="P67">B <text:span text:style-name="T89">=</text:span> <text:span text:style-name="T42"><text:tab/></text:span></text:p>
      <text:p text:style-name="P67"><text:span text:style-name="T97">C </text:span><text:span text:style-name="T90">=</text:span><text:span text:style-name="T97"> (</text:span><text:span text:style-name="T63"></text:span><text:span text:style-name="T97">1,8) </text:span><text:span text:style-name="T48"></text:span><text:span text:style-name="T97"> (</text:span><text:span text:style-name="T63">−</text:span><text:span text:style-name="T97">1,2)</text:span> <text:span text:style-name="T47"></text:span><text:span text:style-name="T97"> (</text:span><text:span text:style-name="T63"></text:span><text:span text:style-name="T97">3,4)</text:span></text:p>
      <text:p text:style-name="P67">C <text:span text:style-name="T89">=</text:span> <text:span text:style-name="T34"><text:tab/></text:span></text:p>
      <text:p text:style-name="P67">C <text:span text:style-name="T89">=</text:span> <text:span text:style-name="T42"><text:tab/></text:span></text:p>
      <text:p text:style-name="P67">C <text:span text:style-name="T89">=</text:span> <text:span text:style-name="T42"><text:tab/></text:span></text:p>
      <text:p text:style-name="P67">D <text:span text:style-name="T89">=</text:span><text:span text:style-name="T98"> </text:span>(<text:span text:style-name="T62">−</text:span>9)<text:span text:style-name="T98"> </text:span><text:span text:style-name="T47"></text:span><text:span text:style-name="T98"> </text:span>(<text:span text:style-name="T62"></text:span>13)<text:span text:style-name="T98"> </text:span><text:span text:style-name="T47"></text:span><text:span text:style-name="T98"> </text:span>(<text:span text:style-name="T62"></text:span>7)<text:span text:style-name="T98"> </text:span><text:span text:style-name="T47"></text:span><text:span text:style-name="T98"> </text:span>(<text:span text:style-name="T62">−</text:span>11)</text:p>
      <text:p text:style-name="P67">D <text:span text:style-name="T89">=</text:span> <text:span text:style-name="T34"><text:tab/></text:span></text:p>
      <text:p text:style-name="P67"><text:span text:style-name="T99">D </text:span><text:span text:style-name="T91">=</text:span><text:span text:style-name="T99"> </text:span><text:span text:style-name="T32"><text:tab/></text:span></text:p>
      <text:p text:style-name="P67">E <text:span text:style-name="T89">=</text:span><text:span text:style-name="T98"> </text:span>(<text:span text:style-name="T62"></text:span><text:span text:style-name="T10">1,</text:span>9)<text:span text:style-name="T98"> </text:span><text:span text:style-name="T47"></text:span><text:span text:style-name="T98"> </text:span>(<text:span text:style-name="T62"></text:span>2,4)<text:span text:style-name="T98"> </text:span><text:span text:style-name="T47"></text:span><text:span text:style-name="T98"> </text:span>(<text:span text:style-name="T62">−</text:span>8,6)<text:span text:style-name="T98"> </text:span><text:span text:style-name="T47"></text:span><text:span text:style-name="T98"> </text:span>(<text:span text:style-name="T62"></text:span><text:span text:style-name="T10">12,7</text:span>)</text:p>
      <text:p text:style-name="P67">E <text:span text:style-name="T89">=</text:span> <text:span text:style-name="T34"><text:tab/></text:span></text:p>
      <text:p text:style-name="P67"><text:span text:style-name="T99">E </text:span><text:span text:style-name="T91">=</text:span><text:span text:style-name="T99"> </text:span><text:span text:style-name="T32"><text:tab/></text:span></text:p>
      <text:p text:style-name="P67">E <text:span text:style-name="T89">=</text:span> <text:span text:style-name="T43"><text:tab/></text:span></text:p>
      <text:p text:style-name="P67"><text:span text:style-name="T97">F </text:span><text:span text:style-name="T90">=</text:span><text:span text:style-name="T97"> (</text:span><text:span text:style-name="T63"></text:span><text:span text:style-name="T97">8,92) </text:span><text:span text:style-name="T48"></text:span><text:span text:style-name="T97"> (</text:span><text:span text:style-name="T63"></text:span><text:span text:style-name="T97">12)</text:span> <text:span text:style-name="T47"></text:span><text:span text:style-name="T97"> (</text:span><text:span text:style-name="T63">−</text:span><text:span text:style-name="T11">8,92</text:span><text:span text:style-name="T97">) </text:span><text:span text:style-name="T48"></text:span><text:span text:style-name="T98"> </text:span><text:span text:style-name="T97">(</text:span><text:span text:style-name="T63">−</text:span><text:span text:style-name="T11">22</text:span><text:span text:style-name="T97">)</text:span></text:p>
      <text:p text:style-name="P67">F <text:span text:style-name="T89">=</text:span> <text:span text:style-name="T44"><text:tab/></text:span></text:p>
      <text:p text:style-name="P67">F <text:span text:style-name="T89">=</text:span> <text:span text:style-name="T43"><text:tab/></text:span></text:p>
      <text:p text:style-name="P67"><text:span text:style-name="T102">F </text:span><text:span text:style-name="T61">=</text:span><text:span text:style-name="T45"> <text:tab/></text:span></text:p>
      <text:list xml:id="list154207104679969" text:continue-numbering="true" text:style-name="Num_5f_Exo">
        <text:list-item>
          <text:h text:style-name="Exo_5f_Num" text:outline-level="1"> Effectue les calculs suivants.</text:h>
        </text:list-item>
      </text:list>
      <text:p text:style-name="P67"><text:span text:style-name="T11">A<text:tab/></text:span><text:span text:style-name="T94">=</text:span><text:span text:style-name="T11"> (</text:span><text:span text:style-name="T64"></text:span><text:span text:style-name="T11">12) </text:span><text:span text:style-name="T49"></text:span><text:span text:style-name="T11"> (</text:span><text:span text:style-name="T64">−</text:span><text:span text:style-name="T11">11) </text:span><text:span text:style-name="T49"></text:span><text:span text:style-name="T11"> (</text:span><text:span text:style-name="T64"></text:span><text:span text:style-name="T11">25) </text:span><text:span text:style-name="T49"></text:span><text:span text:style-name="T11"> (</text:span><text:span text:style-name="T64">−</text:span><text:span text:style-name="T11">17)</text:span></text:p>
      <text:p text:style-name="P67">A<text:tab/><text:span text:style-name="T89">=</text:span> <text:span text:style-name="T31"><text:tab/></text:span></text:p>
      <text:p text:style-name="P67">A<text:tab/><text:span text:style-name="T89">=</text:span> <text:span text:style-name="T31"><text:tab/></text:span></text:p>
      <text:p text:style-name="P67">A<text:tab/><text:span text:style-name="T89">=</text:span> <text:span text:style-name="T31"><text:tab/></text:span></text:p>
      <text:p text:style-name="P67">B<text:tab/><text:span text:style-name="T89">=</text:span> (<text:span text:style-name="T69">−</text:span>2,1) <text:span text:style-name="T47"></text:span> (<text:span text:style-name="T69">−</text:span>9) <text:span text:style-name="T47"></text:span> (<text:span text:style-name="T69"></text:span>6,4) <text:span text:style-name="T47"></text:span> (<text:span text:style-name="T69">−</text:span>8,3)</text:p>
      <text:p text:style-name="P67">B<text:tab/><text:span text:style-name="T89">=</text:span> <text:span text:style-name="T31"><text:tab/></text:span></text:p>
      <text:p text:style-name="P69"><text:span text:style-name="T25">B</text:span><text:span text:style-name="T23"><text:tab/>=</text:span><text:span text:style-name="T21"> </text:span><text:span text:style-name="T31"><text:tab/></text:span></text:p>
      <text:p text:style-name="P67">B<text:tab/><text:span text:style-name="T89">=</text:span><text:span text:style-name="T31"> <text:tab/></text:span></text:p>
      <text:p text:style-name="P68">C<text:tab/><text:span text:style-name="T89">=</text:span> (<text:span text:style-name="T69"></text:span>14) <text:span text:style-name="T47"></text:span> (<text:span text:style-name="T69">−</text:span>7) <text:span text:style-name="T47"></text:span> (<text:span text:style-name="T69"></text:span>2) <text:span text:style-name="T47"></text:span> (<text:span text:style-name="T69">−</text:span>3,75) <text:span text:style-name="T47"></text:span> (<text:span text:style-name="T69">−</text:span>5,25)</text:p>
      <text:p text:style-name="P67"><text:span text:style-name="T115">C</text:span><text:tab/><text:span text:style-name="T89">=</text:span> <text:span text:style-name="T31"><text:tab/></text:span></text:p>
      <text:p text:style-name="P67"><text:span text:style-name="T115">C</text:span><text:tab/><text:span text:style-name="T89">=</text:span> <text:span text:style-name="T31"><text:tab/></text:span></text:p>
      <text:p text:style-name="P67">C<text:tab/><text:span text:style-name="T89">=</text:span> <text:span text:style-name="T31"><text:tab/></text:span></text:p>
      <text:p text:style-name="P68"><text:span text:style-name="T6">D</text:span><text:span text:style-name="T89"><text:tab/>=</text:span> (<text:span text:style-name="T69">−</text:span>31) <text:span text:style-name="T47"></text:span> (<text:span text:style-name="T69"></text:span>13) <text:span text:style-name="T47"></text:span> (<text:span text:style-name="T69"></text:span>8) <text:span text:style-name="T47"></text:span> (<text:span text:style-name="T69">−</text:span>19) <text:span text:style-name="T47"></text:span> (<text:span text:style-name="T69">−</text:span>17) <text:span text:style-name="T47"></text:span> (<text:span text:style-name="T69"></text:span>59)</text:p>
      <text:p text:style-name="P68"><text:span text:style-name="T18">D</text:span><text:span text:style-name="T96"><text:tab/></text:span><text:span text:style-name="T89">=</text:span> <text:span text:style-name="T31"><text:tab/></text:span></text:p>
      <text:p text:style-name="P67"><text:span text:style-name="T115">D</text:span><text:tab/><text:span text:style-name="T89">=</text:span> <text:span text:style-name="T31"><text:tab/></text:span></text:p>
      <text:p text:style-name="P67"><text:span text:style-name="T12">D<text:tab/></text:span><text:span text:style-name="T95">=</text:span><text:span text:style-name="T12"> </text:span><text:span text:style-name="T38"><text:tab/></text:span></text:p>
      <text:list xml:id="list154206579377067" text:continue-numbering="true" text:style-name="Num_5f_Exo">
        <text:list-item>
          <text:h text:style-name="P75" text:outline-level="1"><text:span text:style-name="T11"> </text:span><text:span text:style-name="T16">En regroupant </text:span><text:span text:style-name="T57">astucieusement</text:span><text:span text:style-name="T16"> les termes, calcule le plus simplement possible chaque somme.</text:span></text:h>
        </text:list-item>
      </text:list>
      <text:p text:style-name="P67">A<text:tab/><text:span text:style-name="T89">=</text:span> (<text:span text:style-name="T69"></text:span>7) <text:span text:style-name="T47"></text:span> (<text:span text:style-name="T69">−</text:span>13) <text:span text:style-name="T47"></text:span> (<text:span text:style-name="T69">−</text:span>4) <text:span text:style-name="T47"></text:span> (<text:span text:style-name="T69"></text:span>13)</text:p>
      <text:p text:style-name="P67">A<text:tab/><text:span text:style-name="T89">=</text:span> <text:span text:style-name="T31"><text:tab/></text:span></text:p>
      <text:p text:style-name="P67">A<text:tab/><text:span text:style-name="T89">=</text:span> <text:span text:style-name="T31"><text:tab/></text:span></text:p>
      <text:p text:style-name="P67">A<text:tab/><text:span text:style-name="T89">=</text:span> <text:span text:style-name="T31"><text:tab/></text:span></text:p>
      <text:p text:style-name="P67">A<text:tab/><text:span text:style-name="T89">=</text:span> <text:span text:style-name="T31"><text:tab/></text:span></text:p>
      <text:p text:style-name="P67">B<text:tab/><text:span text:style-name="T89">=</text:span> (<text:span text:style-name="T69"></text:span>13,5) <text:span text:style-name="T47"></text:span> (<text:span text:style-name="T69">−</text:span>8,1) <text:span text:style-name="T47"></text:span> (<text:span text:style-name="T69">−</text:span>6,9) <text:span text:style-name="T47"></text:span> (<text:span text:style-name="T69">−</text:span>5,5)</text:p>
      <text:p text:style-name="P67">B<text:tab/><text:span text:style-name="T89">=</text:span> <text:span text:style-name="T31"><text:tab/></text:span></text:p>
      <text:p text:style-name="P67">B<text:tab/><text:span text:style-name="T89">=</text:span> <text:span text:style-name="T31"><text:tab/></text:span></text:p>
      <text:p text:style-name="P67">B<text:tab/><text:span text:style-name="T89">=</text:span> <text:span text:style-name="T31"><text:tab/></text:span></text:p>
      <text:p text:style-name="P67">B<text:tab/><text:span text:style-name="T89">=</text:span> <text:span text:style-name="T31"><text:tab/></text:span></text:p>
      <text:p text:style-name="P69">C<text:tab/><text:span text:style-name="T89">=</text:span> <text:span text:style-name="T126">(</text:span><text:span text:style-name="T70">−</text:span><text:span text:style-name="T126">71)</text:span><text:span text:style-name="T19"> </text:span><text:span text:style-name="T50"></text:span><text:span text:style-name="T19"> </text:span><text:span text:style-name="T126">(</text:span><text:span text:style-name="T70"></text:span><text:span text:style-name="T126">2 </text:span><text:span text:style-name="T127">02</text:span><text:span text:style-name="T126">3)</text:span><text:span text:style-name="T19"> </text:span><text:span text:style-name="T50"></text:span><text:span text:style-name="T19"> </text:span><text:span text:style-name="T126">(</text:span><text:span text:style-name="T70">−</text:span><text:span text:style-name="T126">100)</text:span><text:span text:style-name="T19"> </text:span><text:span text:style-name="T50"></text:span><text:span text:style-name="T19"> </text:span><text:span text:style-name="T126">0</text:span><text:span text:style-name="T19"> </text:span><text:span text:style-name="T50"></text:span><text:span text:style-name="T19"> </text:span><text:span text:style-name="T126">(</text:span><text:span text:style-name="T70">−</text:span><text:span text:style-name="T126">23)</text:span><text:span text:style-name="T19"> </text:span><text:span text:style-name="T50"></text:span><text:span text:style-name="T19"> </text:span><text:span text:style-name="T126">(</text:span><text:span text:style-name="T70"></text:span><text:span text:style-name="T126">71)</text:span></text:p>
      <text:p text:style-name="P67">C<text:tab/><text:span text:style-name="T89">=</text:span> <text:span text:style-name="T31"><text:tab/></text:span></text:p>
      <text:p text:style-name="P67">C<text:tab/><text:span text:style-name="T89">=</text:span><text:span text:style-name="T31"> <text:tab/></text:span></text:p>
      <text:p text:style-name="P67"><text:span text:style-name="T17">C<text:tab/></text:span><text:span text:style-name="T92">=</text:span><text:span text:style-name="T17"> </text:span><text:span text:style-name="T40"><text:tab/></text:span></text:p>
      <text:p text:style-name="P67"><text:span text:style-name="T121">C</text:span><text:tab/><text:span text:style-name="T89">=</text:span><text:span text:style-name="T31"> <text:tab/></text:span></text:p>
      <text:list xml:id="list154205591778560" text:continue-numbering="true" text:style-name="Num_5f_Exo">
        <text:list-item>
          <text:h text:style-name="Exo_5f_Num" text:outline-level="1"><text:soft-page-break/> <text:span text:style-name="T122">Dans chaque cas, transforme l’expression en suite d’additions.</text:span></text:h>
        </text:list-item>
      </text:list>
      <text:p text:style-name="P65">A<text:tab/><text:span text:style-name="T89">=</text:span> (<text:span text:style-name="T62">−</text:span>7) <text:span text:style-name="T47"></text:span> (<text:span text:style-name="T62"></text:span>1) <text:span text:style-name="T47">−</text:span> (<text:span text:style-name="T62">−</text:span>10)</text:p>
      <text:p text:style-name="P65">A<text:tab/><text:span text:style-name="T89">=</text:span> <text:span text:style-name="T31"><text:tab/></text:span></text:p>
      <text:p text:style-name="P65">B<text:tab/><text:span text:style-name="T89">=</text:span> (<text:span text:style-name="T62"></text:span>9) <text:span text:style-name="T47">−</text:span> (<text:span text:style-name="T62">−</text:span>9) <text:span text:style-name="T47">−</text:span> (<text:span text:style-name="T62"></text:span>20)</text:p>
      <text:p text:style-name="P65">B<text:tab/><text:span text:style-name="T89">=</text:span> <text:span text:style-name="T37"><text:tab/></text:span></text:p>
      <text:p text:style-name="P65">C<text:tab/><text:span text:style-name="T89">=</text:span> (<text:span text:style-name="T62"></text:span>10) <text:span text:style-name="T47"></text:span> (<text:span text:style-name="T62">−</text:span>8) <text:span text:style-name="T47">−</text:span> (<text:span text:style-name="T62">−</text:span>3) <text:span text:style-name="T47"></text:span> (<text:span text:style-name="T62"></text:span>4) <text:span text:style-name="T47">−</text:span> (<text:span text:style-name="T62"></text:span>2)</text:p>
      <text:p text:style-name="P65">C<text:tab/><text:span text:style-name="T89">=</text:span> <text:span text:style-name="T31"><text:tab/></text:span></text:p>
      <text:p text:style-name="P65">D<text:tab/><text:span text:style-name="T89">=</text:span> (<text:span text:style-name="T62">−</text:span>108) <text:span text:style-name="T47">−</text:span> (<text:span text:style-name="T62"></text:span>97) <text:span text:style-name="T47"></text:span> (<text:span text:style-name="T62">−</text:span>31) <text:span text:style-name="_5f_opensymbol"><text:span text:style-name="T103">─</text:span></text:span> (<text:span text:style-name="T62">−</text:span>129) <text:span text:style-name="T47">−</text:span> (<text:span text:style-name="T62"></text:span>61)</text:p>
      <text:p text:style-name="P65">D<text:tab/><text:span text:style-name="T89">=</text:span> <text:span text:style-name="T31"><text:tab/></text:span></text:p>
      <text:list xml:id="list154206410358142" text:continue-numbering="true" text:style-name="Num_5f_Exo">
        <text:list-item>
          <text:h text:style-name="P76" text:outline-level="1"> <text:span text:style-name="T58">Dans</text:span> chaque cas, transforme la (ou les) soustraction(s) en addition(s) puis effectue les calculs en regroupant les termes de même signe.</text:h>
        </text:list-item>
      </text:list>
      <text:p text:style-name="P26"><text:span text:style-name="T115">A<text:tab/></text:span><text:span text:style-name="T96">=</text:span><text:span text:style-name="T115"> </text:span>(<text:span text:style-name="T69">−</text:span>3) <text:span text:style-name="T47"></text:span> (<text:span text:style-name="T69"></text:span>6) <text:span text:style-name="T47">−</text:span> (<text:span text:style-name="T69">−</text:span>8)</text:p>
      <text:p text:style-name="P28"><text:span text:style-name="T104">A<text:tab/></text:span><text:span text:style-name="T105">=</text:span><text:span text:style-name="T104"> (</text:span><text:span text:style-name="T106">−</text:span><text:span text:style-name="T104">3) </text:span><text:span text:style-name="T107"></text:span><text:span text:style-name="T104"> (</text:span><text:span text:style-name="T106"></text:span><text:span text:style-name="T104">6) </text:span><text:span text:style-name="T107"></text:span><text:span text:style-name="T104"> (</text:span><text:span text:style-name="T114">........</text:span><text:span text:style-name="T104">)</text:span></text:p>
      <text:p text:style-name="P28"><text:span text:style-name="T104">A<text:tab/></text:span><text:span text:style-name="T105">=</text:span><text:span text:style-name="T104"> (</text:span><text:span text:style-name="T106"></text:span><text:span text:style-name="T114">.....</text:span><text:span text:style-name="T104">) </text:span><text:span text:style-name="T107"></text:span><text:span text:style-name="T100"> (</text:span><text:span text:style-name="T65">−</text:span><text:span text:style-name="T100">3)</text:span></text:p>
      <text:p text:style-name="P27">A<text:tab/><text:span text:style-name="T89">=</text:span> (<text:span text:style-name="T41">.....…</text:span>)</text:p>
      <text:p text:style-name="P29">B<text:tab/><text:span text:style-name="T89">=</text:span> (<text:span text:style-name="T62"></text:span>2) <text:span text:style-name="T47">−</text:span> (<text:span text:style-name="T62"></text:span>3) <text:span text:style-name="T47">−</text:span> (<text:span text:style-name="T62"></text:span>4)</text:p>
      <text:p text:style-name="P29">B<text:tab/><text:span text:style-name="T89">=</text:span> (<text:span text:style-name="T62"></text:span>2) <text:span text:style-name="T31">...</text:span> <text:span text:style-name="T15">(</text:span><text:span text:style-name="T39">........</text:span><text:span text:style-name="T15">)</text:span> <text:span text:style-name="T31">...</text:span> <text:span text:style-name="T15">(</text:span><text:span text:style-name="T39">........</text:span><text:span text:style-name="T15">)</text:span></text:p>
      <text:p text:style-name="P29">B<text:tab/><text:span text:style-name="T89">=</text:span> (<text:span text:style-name="T62"></text:span><text:span text:style-name="T31">.....</text:span>) <text:span text:style-name="T47"></text:span> (<text:span text:style-name="T62">−</text:span><text:span text:style-name="T31">.....</text:span>)</text:p>
      <text:p text:style-name="P29">B<text:tab/><text:span text:style-name="T89">=</text:span> <text:span text:style-name="T15">(</text:span><text:span text:style-name="T39">.....…</text:span><text:span text:style-name="T15">)</text:span></text:p>
      <text:p text:style-name="P29">C<text:tab/><text:span text:style-name="T89">=</text:span> (<text:span text:style-name="T62">−</text:span>5) <text:span text:style-name="T47">−</text:span> (<text:span text:style-name="T62"></text:span>3) <text:span text:style-name="T47">−</text:span> (<text:span text:style-name="T62">−</text:span>4) <text:span text:style-name="T47"></text:span> (<text:span text:style-name="T62">−</text:span>10)</text:p>
      <text:p text:style-name="P31"><text:span text:style-name="T101">C<text:tab/></text:span><text:span text:style-name="T93">=</text:span><text:span text:style-name="T101"> </text:span><text:span text:style-name="T8">(</text:span><text:span text:style-name="T32">........</text:span><text:span text:style-name="T8">)</text:span><text:span text:style-name="T101"> </text:span><text:span text:style-name="T46">...</text:span><text:span text:style-name="T101"> </text:span><text:span text:style-name="T8">(</text:span><text:span text:style-name="T32">........</text:span><text:span text:style-name="T8">)</text:span><text:span text:style-name="T101"> </text:span><text:span text:style-name="T46">... </text:span><text:span text:style-name="T8">(</text:span><text:span text:style-name="T32">........</text:span><text:span text:style-name="T8">)</text:span> <text:span text:style-name="T46">...</text:span><text:span text:style-name="T101"> </text:span><text:span text:style-name="T8">(</text:span><text:span text:style-name="T32">........</text:span><text:span text:style-name="T8">)</text:span></text:p>
      <text:p text:style-name="P29">C<text:span text:style-name="_5f_Consigne"><text:span text:style-name="T22"><text:tab/></text:span></text:span><text:span text:style-name="_5f_Consigne"><text:span text:style-name="T24">=</text:span></text:span><text:span text:style-name="_5f_Consigne"><text:span text:style-name="T22"> </text:span></text:span><text:span text:style-name="_5f_Consigne"><text:span text:style-name="T33"><text:tab/></text:span></text:span></text:p>
      <text:p text:style-name="P30"><text:span text:style-name="_5f_Consigne"><text:span text:style-name="T22">C<text:tab/></text:span></text:span><text:span text:style-name="_5f_Consigne"><text:span text:style-name="T24">=</text:span></text:span><text:span text:style-name="_5f_Consigne"><text:span text:style-name="T22"> </text:span></text:span><text:span text:style-name="_5f_Consigne"><text:span text:style-name="T33"><text:tab/></text:span></text:span></text:p>
      <text:list xml:id="list154205674990388" text:continue-numbering="true" text:style-name="Num_5f_Exo">
        <text:list-item>
          <text:h text:style-name="P91" text:outline-level="1"><text:span text:style-name="Bold_5f_niv1"><text:span text:style-name="T123"> </text:span></text:span><text:span text:style-name="Bold_5f_niv1">Pyramides de nombres</text:span></text:h>
        </text:list-item>
      </text:list>
      <text:list xml:id="list667391939" text:style-name="_5f_Numérotation_20_des_20_exercices_20_livrets">
        <text:list-header>
          <text:p text:style-name="P85">Complète, sachant que chaque nombre est la somme des nombres se trouvant dans les deux cases juste en dessous.</text:p>
        </text:list-header>
      </text:list>
      <table:table table:name="Tableau1" table:style-name="Tableau1">
        <table:table-column table:style-name="Tableau1.A"/>
        <table:table-column table:style-name="Tableau1.B" table:number-columns-repeated="7"/>
        <table:table-column table:style-name="Tableau1.I"/>
        <table:table-column table:style-name="Tableau1.J"/>
        <table:table-column table:style-name="Tableau1.B" table:number-columns-repeated="7"/>
        <table:table-column table:style-name="Tableau1.R"/>
        <table:table-header-rows>
          <table:table-row table:style-name="Tableau1.1">
            <table:table-cell table:style-name="Tableau1.A1" office:value-type="string">
              <text:p text:style-name="P53"><text:span text:style-name="Bold_5f_niv1"/></text:p>
            </table:table-cell>
            <table:table-cell table:style-name="Tableau1.A1" office:value-type="string">
              <text:p text:style-name="P53"/>
            </table:table-cell>
            <table:table-cell table:style-name="Tableau1.A1" office:value-type="string">
              <text:p text:style-name="P53"/>
            </table:table-cell>
            <table:table-cell table:style-name="Tableau1.D1" table:number-columns-spanned="2" office:value-type="string">
              <text:p text:style-name="P53"/>
            </table:table-cell>
            <table:covered-table-cell/>
            <table:table-cell table:style-name="Tableau1.A1" office:value-type="string">
              <text:p text:style-name="P53"/>
            </table:table-cell>
            <table:table-cell table:style-name="Tableau1.A1" office:value-type="string">
              <text:p text:style-name="P53"/>
            </table:table-cell>
            <table:table-cell table:style-name="Tableau1.A1" table:number-columns-spanned="2" office:value-type="string">
              <text:p text:style-name="P53"/>
            </table:table-cell>
            <table:covered-table-cell/>
            <table:table-cell table:style-name="Tableau1.A1" table:number-columns-spanned="2" office:value-type="string">
              <text:p text:style-name="P53"/>
            </table:table-cell>
            <table:covered-table-cell/>
            <table:table-cell table:style-name="Tableau1.A1" office:value-type="string">
              <text:p text:style-name="P53"/>
            </table:table-cell>
            <table:table-cell table:style-name="Tableau1.A1" office:value-type="string">
              <text:p text:style-name="P53"/>
            </table:table-cell>
            <table:table-cell table:style-name="Tableau1.D1" table:number-columns-spanned="2" office:value-type="string">
              <text:p text:style-name="P53"/>
            </table:table-cell>
            <table:covered-table-cell/>
            <table:table-cell table:style-name="Tableau1.A1" office:value-type="string">
              <text:p text:style-name="P53"/>
            </table:table-cell>
            <table:table-cell table:style-name="Tableau1.A1" office:value-type="string">
              <text:p text:style-name="P53"/>
            </table:table-cell>
            <table:table-cell table:style-name="Tableau1.A1" office:value-type="string">
              <text:p text:style-name="P53"/>
            </table:table-cell>
          </table:table-row>
        </table:table-header-rows>
        <table:table-row table:style-name="Tableau1.1"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47"/>
          </table:table-cell>
          <table:table-cell table:style-name="Tableau1.C2" table:number-columns-spanned="2" office:value-type="string">
            <text:p text:style-name="P47"/>
          </table:table-cell>
          <table:covered-table-cell/>
          <table:table-cell table:style-name="Tableau1.D1" table:number-columns-spanned="2" office:value-type="string">
            <text:p text:style-name="P47"/>
          </table:table-cell>
          <table:covered-table-cell/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47"/>
          </table:table-cell>
          <table:table-cell table:style-name="Tableau1.C2" table:number-columns-spanned="2" office:value-type="string">
            <text:p text:style-name="P47"/>
          </table:table-cell>
          <table:covered-table-cell/>
          <table:table-cell table:style-name="Tableau1.D1" table:number-columns-spanned="2" office:value-type="string">
            <text:p text:style-name="P47"/>
          </table:table-cell>
          <table:covered-table-cell/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47"/>
          </table:table-cell>
        </table:table-row>
        <table:table-row table:style-name="Tableau1.1">
          <table:table-cell table:style-name="Tableau1.A1" office:value-type="string">
            <text:p text:style-name="P47"/>
          </table:table-cell>
          <table:table-cell table:style-name="Tableau1.C2" table:number-columns-spanned="2" office:value-type="string">
            <text:p text:style-name="P47"/>
          </table:table-cell>
          <table:covered-table-cell/>
          <table:table-cell table:style-name="Tableau1.C2" table:number-columns-spanned="2" office:value-type="string">
            <text:p text:style-name="P47"/>
          </table:table-cell>
          <table:covered-table-cell/>
          <table:table-cell table:style-name="Tableau1.D1" table:number-columns-spanned="2" office:value-type="string">
            <text:p text:style-name="P47"/>
          </table:table-cell>
          <table:covered-table-cell/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47"/>
          </table:table-cell>
          <table:table-cell table:style-name="Tableau1.C2" table:number-columns-spanned="2" office:value-type="string">
            <text:p text:style-name="P47">7,2</text:p>
          </table:table-cell>
          <table:covered-table-cell/>
          <table:table-cell table:style-name="Tableau1.C2" table:number-columns-spanned="2" office:value-type="string">
            <text:p text:style-name="P47"/>
          </table:table-cell>
          <table:covered-table-cell/>
          <table:table-cell table:style-name="Tableau1.D1" table:number-columns-spanned="2" office:value-type="string">
            <text:p text:style-name="P47"><text:span text:style-name="_5f_opensymbol"><text:span text:style-name="T108">─</text:span></text:span>3,1</text:p>
          </table:table-cell>
          <table:covered-table-cell/>
          <table:table-cell table:style-name="Tableau1.A1" office:value-type="string">
            <text:p text:style-name="P47"/>
          </table:table-cell>
        </table:table-row>
        <table:table-row table:style-name="Tableau1.1">
          <table:table-cell table:style-name="Tableau1.A4" table:number-columns-spanned="2" office:value-type="string">
            <text:p text:style-name="P35"><text:span text:style-name="_5f_opensymbol"><text:span text:style-name="T108">─</text:span></text:span>1,2</text:p>
          </table:table-cell>
          <table:covered-table-cell/>
          <table:table-cell table:style-name="Tableau1.C4" table:number-columns-spanned="2" office:value-type="string">
            <text:p text:style-name="P35">3</text:p>
          </table:table-cell>
          <table:covered-table-cell/>
          <table:table-cell table:style-name="Tableau1.E4" table:number-columns-spanned="2" office:value-type="string">
            <text:p text:style-name="P35"><text:span text:style-name="_5f_opensymbol"><text:span text:style-name="T108">─</text:span></text:span>4,9</text:p>
          </table:table-cell>
          <table:covered-table-cell/>
          <table:table-cell table:style-name="Tableau1.G4" table:number-columns-spanned="2" office:value-type="string">
            <text:p text:style-name="P35"><text:span text:style-name="_5f_opensymbol"><text:span text:style-name="T108">─</text:span></text:span>5,3</text:p>
          </table:table-cell>
          <table:covered-table-cell/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47"/>
          </table:table-cell>
          <table:table-cell table:style-name="Tableau1.C2" table:number-columns-spanned="2" office:value-type="string">
            <text:p text:style-name="P47">6,3</text:p>
          </table:table-cell>
          <table:covered-table-cell/>
          <table:table-cell table:style-name="Tableau1.C2" table:number-columns-spanned="2" office:value-type="string">
            <text:p text:style-name="P47"/>
          </table:table-cell>
          <table:covered-table-cell/>
          <table:table-cell table:style-name="Tableau1.C2" table:number-columns-spanned="2" office:value-type="string">
            <text:p text:style-name="P47"/>
          </table:table-cell>
          <table:covered-table-cell/>
          <table:table-cell table:style-name="Tableau1.D1" table:number-columns-spanned="2" office:value-type="string">
            <text:p text:style-name="P47"><text:span text:style-name="_5f_opensymbol"><text:span text:style-name="T108">─</text:span></text:span>5,2</text:p>
          </table:table-cell>
          <table:covered-table-cell/>
        </table:table-row>
      </table:table>
      <text:list xml:id="list154205668377318" text:continue-list="list154205674990388" text:style-name="Num_5f_Exo">
        <text:list-item>
          <text:h text:style-name="P77" text:outline-level="1"> <text:span text:style-name="T125">Complète en tenant compte des sommes indiquées sur chaque ligne et chaque colonne.</text:span></text:h>
        </text:list-item>
      </text:list>
      <table:table table:name="Tableau20" table:style-name="Tableau20">
        <table:table-column table:style-name="Tableau20.A" table:number-columns-repeated="3"/>
        <table:table-column table:style-name="Tableau20.D"/>
        <table:table-column table:style-name="Tableau20.E"/>
        <table:table-header-rows>
          <table:table-row table:style-name="Tableau20.1">
            <table:table-cell table:style-name="Tableau20.A1" office:value-type="string">
              <text:p text:style-name="P55"/>
            </table:table-cell>
            <table:table-cell table:style-name="Tableau20.B1" office:value-type="float" office:value="5">
              <text:p text:style-name="P55">5</text:p>
            </table:table-cell>
            <table:table-cell table:style-name="Tableau20.C1" office:value-type="string">
              <text:p text:style-name="P55"/>
            </table:table-cell>
            <table:table-cell table:style-name="Tableau20.D4" office:value-type="string">
              <text:p text:style-name="P70"></text:p>
            </table:table-cell>
            <table:table-cell table:style-name="Tableau20.E1" office:value-type="float" office:value="3">
              <text:p text:style-name="P56">3</text:p>
            </table:table-cell>
          </table:table-row>
        </table:table-header-rows>
        <table:table-row table:style-name="Tableau20.1">
          <table:table-cell table:style-name="Tableau20.B2" office:value-type="string">
            <text:p text:style-name="P48">4</text:p>
          </table:table-cell>
          <table:table-cell table:style-name="Tableau20.B2" office:value-type="string">
            <text:p text:style-name="P48"/>
          </table:table-cell>
          <table:table-cell table:style-name="Tableau20.C2" office:value-type="string">
            <text:p text:style-name="P48"/>
          </table:table-cell>
          <table:table-cell table:style-name="Tableau20.D4" office:value-type="string">
            <text:p text:style-name="P71"></text:p>
          </table:table-cell>
          <table:table-cell table:style-name="Tableau20.E4" office:value-type="string">
            <text:p text:style-name="P51"><text:span text:style-name="_5f_opensymbol"><text:span text:style-name="T110">─</text:span></text:span><text:span text:style-name="T7">2</text:span></text:p>
          </table:table-cell>
        </table:table-row>
        <table:table-row table:style-name="Tableau20.3">
          <table:table-cell table:style-name="Tableau20.C4" office:value-type="string">
            <text:p text:style-name="P72"></text:p>
          </table:table-cell>
          <table:table-cell table:style-name="Tableau20.C4" office:value-type="string">
            <text:p text:style-name="P72"></text:p>
          </table:table-cell>
          <table:table-cell table:style-name="Tableau20.C4" office:value-type="string">
            <text:p text:style-name="P72"></text:p>
          </table:table-cell>
          <table:table-cell table:style-name="Tableau20.D4" office:value-type="string">
            <text:p text:style-name="P50"/>
          </table:table-cell>
          <table:table-cell table:style-name="Tableau20.E4" office:value-type="string">
            <text:p text:style-name="P49"/>
          </table:table-cell>
        </table:table-row>
        <table:table-row table:style-name="Tableau20.3">
          <table:table-cell table:style-name="Tableau20.C4" office:value-type="string">
            <text:p text:style-name="P59"><text:span text:style-name="_5f_opensymbol"><text:span text:style-name="T111">─</text:span></text:span>2</text:p>
          </table:table-cell>
          <table:table-cell table:style-name="Tableau20.C4" office:value-type="string">
            <text:p text:style-name="P59">3</text:p>
          </table:table-cell>
          <table:table-cell table:style-name="Tableau20.C4" office:value-type="string">
            <text:p text:style-name="P59">0</text:p>
          </table:table-cell>
          <table:table-cell table:style-name="Tableau20.D4" office:value-type="string">
            <text:p text:style-name="P50"/>
          </table:table-cell>
          <table:table-cell table:style-name="Tableau20.E4" office:value-type="string">
            <text:p text:style-name="P49"/>
          </table:table-cell>
        </table:table-row>
      </table:table>
      <text:list xml:id="list154206426511174" text:continue-numbering="true" text:style-name="Num_5f_Exo">
        <text:list-item>
          <text:h text:style-name="P77" text:outline-level="1"> Complète les carrés magiques ci-dessous pour que les sommes de chaque ligne, de chaque colonne et de chaque diagonale soient égales.</text:h>
        </text:list-item>
      </text:list>
      <table:table table:name="Tableau21" table:style-name="Tableau21">
        <table:table-column table:style-name="Tableau21.A"/>
        <table:table-column table:style-name="Tableau21.B" table:number-columns-repeated="3"/>
        <table:table-column table:style-name="Tableau21.E"/>
        <table:table-column table:style-name="Tableau21.B" table:number-columns-repeated="4"/>
        <table:table-column table:style-name="Tableau21.J"/>
        <table:table-header-rows>
          <table:table-row table:style-name="Tableau21.1">
            <table:table-cell table:style-name="Tableau21.A1" office:value-type="string">
              <text:p text:style-name="P57"/>
            </table:table-cell>
            <table:table-cell table:style-name="Tableau21.B1" office:value-type="string">
              <text:p text:style-name="P62"/>
            </table:table-cell>
            <table:table-cell table:style-name="Tableau21.B1" office:value-type="string">
              <text:p text:style-name="P62"/>
            </table:table-cell>
            <table:table-cell table:style-name="Tableau21.D1" office:value-type="string">
              <text:p text:style-name="P63"><text:span text:style-name="_5f_opensymbol"><text:span text:style-name="T109">─</text:span></text:span><text:span text:style-name="T9">4</text:span></text:p>
            </table:table-cell>
            <table:table-cell table:style-name="Tableau21.A1" office:value-type="string">
              <text:p text:style-name="P54"/>
            </table:table-cell>
            <table:table-cell table:style-name="Tableau21.B1" office:value-type="string">
              <text:p text:style-name="P63"><text:span text:style-name="_5f_opensymbol"><text:span text:style-name="T109">─</text:span></text:span><text:span text:style-name="T9">4</text:span></text:p>
            </table:table-cell>
            <table:table-cell table:style-name="Tableau21.B1" office:value-type="string">
              <text:p text:style-name="P62">6</text:p>
            </table:table-cell>
            <table:table-cell table:style-name="Tableau21.B1" office:value-type="string">
              <text:p text:style-name="P62">7</text:p>
            </table:table-cell>
            <table:table-cell table:style-name="Tableau21.D1" office:value-type="string">
              <text:p text:style-name="P62"><text:span text:style-name="_5f_opensymbol"><text:span text:style-name="T108">─</text:span></text:span>7</text:p>
            </table:table-cell>
            <table:table-cell table:style-name="Tableau21.A1" office:value-type="string">
              <text:p text:style-name="P58"/>
            </table:table-cell>
          </table:table-row>
        </table:table-header-rows>
        <table:table-row table:style-name="Tableau21.1">
          <table:table-cell table:style-name="Tableau21.A1" office:value-type="string">
            <text:p text:style-name="P52"/>
          </table:table-cell>
          <table:table-cell table:style-name="Tableau21.B2" office:value-type="string">
            <text:p text:style-name="P60"><text:span text:style-name="_5f_opensymbol"><text:span text:style-name="T109">─</text:span></text:span><text:span text:style-name="T9">5</text:span></text:p>
          </table:table-cell>
          <table:table-cell table:style-name="Tableau21.B2" office:value-type="string">
            <text:p text:style-name="P61"><text:span text:style-name="_5f_opensymbol"><text:span text:style-name="T108">─</text:span></text:span>1</text:p>
          </table:table-cell>
          <table:table-cell table:style-name="Tableau21.D2" office:value-type="string">
            <text:p text:style-name="P61"/>
          </table:table-cell>
          <table:table-cell table:style-name="Tableau21.A1" office:value-type="string">
            <text:p text:style-name="P47"/>
          </table:table-cell>
          <table:table-cell table:style-name="Tableau21.B2" office:value-type="string">
            <text:p text:style-name="P61">1</text:p>
          </table:table-cell>
          <table:table-cell table:style-name="Tableau21.B2" office:value-type="string">
            <text:p text:style-name="P61"/>
          </table:table-cell>
          <table:table-cell table:style-name="Tableau21.B2" office:value-type="string">
            <text:p text:style-name="P61"><text:span text:style-name="_5f_opensymbol"><text:span text:style-name="T108">─</text:span></text:span>2</text:p>
          </table:table-cell>
          <table:table-cell table:style-name="Tableau21.D2" office:value-type="string">
            <text:p text:style-name="P61">4</text:p>
          </table:table-cell>
          <table:table-cell table:style-name="Tableau21.A1" office:value-type="string">
            <text:p text:style-name="P52"/>
          </table:table-cell>
        </table:table-row>
        <table:table-row table:style-name="Tableau21.1">
          <table:table-cell table:style-name="Tableau21.A1" office:value-type="string">
            <text:p text:style-name="P52"/>
          </table:table-cell>
          <table:table-cell table:style-name="Tableau21.B2" office:value-type="string">
            <text:p text:style-name="P61">2</text:p>
          </table:table-cell>
          <table:table-cell table:style-name="Tableau21.B2" office:value-type="string">
            <text:p text:style-name="P61"/>
          </table:table-cell>
          <table:table-cell table:style-name="Tableau21.D2" office:value-type="string">
            <text:p text:style-name="P61"/>
          </table:table-cell>
          <table:table-cell table:style-name="Tableau21.A1" office:value-type="string">
            <text:p text:style-name="P47"/>
          </table:table-cell>
          <table:table-cell table:style-name="Tableau21.B2" office:value-type="string">
            <text:p text:style-name="P61"><text:span text:style-name="_5f_opensymbol"><text:span text:style-name="T108">─</text:span></text:span>3</text:p>
          </table:table-cell>
          <table:table-cell table:style-name="Tableau21.B2" office:value-type="string">
            <text:p text:style-name="P61">3</text:p>
          </table:table-cell>
          <table:table-cell table:style-name="Tableau21.B2" office:value-type="string">
            <text:p text:style-name="P61"/>
          </table:table-cell>
          <table:table-cell table:style-name="Tableau21.D2" office:value-type="string">
            <text:p text:style-name="P61">0</text:p>
          </table:table-cell>
          <table:table-cell table:style-name="Tableau21.A1" office:value-type="string">
            <text:p text:style-name="P52"/>
          </table:table-cell>
        </table:table-row>
        <table:table-row table:style-name="Tableau21.1">
          <table:table-cell table:style-name="Tableau21.A1" office:value-type="string">
            <text:p text:style-name="P52"/>
          </table:table-cell>
          <table:table-cell table:style-name="Tableau21.A1" office:value-type="string">
            <text:p text:style-name="P47"/>
          </table:table-cell>
          <table:table-cell table:style-name="Tableau21.A1" office:value-type="string">
            <text:p text:style-name="P47"/>
          </table:table-cell>
          <table:table-cell table:style-name="Tableau21.A1" office:value-type="string">
            <text:p text:style-name="P47"/>
          </table:table-cell>
          <table:table-cell table:style-name="Tableau21.A1" office:value-type="string">
            <text:p text:style-name="P47"/>
          </table:table-cell>
          <table:table-cell table:style-name="Tableau21.B2" office:value-type="string">
            <text:p text:style-name="P47"/>
          </table:table-cell>
          <table:table-cell table:style-name="Tableau21.B2" office:value-type="string">
            <text:p text:style-name="P47"/>
          </table:table-cell>
          <table:table-cell table:style-name="Tableau21.B2" office:value-type="string">
            <text:p text:style-name="P47"/>
          </table:table-cell>
          <table:table-cell table:style-name="Tableau21.D2" office:value-type="string">
            <text:p text:style-name="P47"/>
          </table:table-cell>
          <table:table-cell table:style-name="Tableau21.A1" office:value-type="string">
            <text:p text:style-name="P52"/>
          </table:table-cell>
        </table:table-row>
      </table:table>
      <text:list xml:id="list154206758524169" text:continue-numbering="true" text:style-name="Num_5f_Exo">
        <text:list-item>
          <text:h text:style-name="P92" text:outline-level="1"><text:span text:style-name="Bold_5f_niv1"><text:span text:style-name="T123"> </text:span></text:span><text:span text:style-name="Bold_5f_niv1">Carré magique</text:span><text:span text:style-name="Bold_5f_niv1"><text:span text:style-name="T123"> </text:span></text:span><text:span text:style-name="Bold_5f_niv1">?</text:span></text:h>
        </text:list-item>
      </text:list>
      <table:table table:name="Tableau22" table:style-name="Tableau22">
        <table:table-column table:style-name="Tableau22.A"/>
        <table:table-column table:style-name="Tableau22.B"/>
        <table:table-header-rows>
          <table:table-row table:style-name="Tableau22.1">
            <table:table-cell table:style-name="Tableau22.A1" office:value-type="string">
              <text:p text:style-name="P64">Le carré ci-contre est-il magique ? </text:p>
              <text:p text:style-name="P64">Justifie ta réponse par <text:line-break/>des calculs.</text:p>
            </table:table-cell>
            <table:table-cell>
              <table:table table:is-sub-table="true">
                <table:table-column table:style-name="Tableau22.B1.1" table:number-columns-repeated="3"/>
                <table:table-column table:style-name="Tableau22.B1.4"/>
                <table:table-row table:style-name="Tableau22.B1.1">
                  <table:table-cell table:style-name="Tableau22.B1.1.1" office:value-type="string">
                    <text:p text:style-name="P38">2,5</text:p>
                  </table:table-cell>
                  <table:table-cell table:style-name="Tableau22.B1.1.1" office:value-type="string">
                    <text:p text:style-name="P39"><text:span text:style-name="_5f_opensymbol"><text:span text:style-name="T112">─</text:span></text:span><text:span text:style-name="T9">2,5</text:span></text:p>
                  </table:table-cell>
                  <table:table-cell table:style-name="Tableau22.B1.1.1" office:value-type="string">
                    <text:p text:style-name="P38"><text:span text:style-name="_5f_opensymbol"><text:span text:style-name="T113">─</text:span></text:span>1,5</text:p>
                  </table:table-cell>
                  <table:table-cell table:style-name="Tableau22.B1.4.1" office:value-type="string">
                    <text:p text:style-name="P38"/>
                  </table:table-cell>
                </table:table-row>
                <table:table-row table:style-name="Tableau22.B1.1">
                  <table:table-cell table:style-name="Tableau22.B1.1.2" office:value-type="string">
                    <text:p text:style-name="P37"><text:span text:style-name="_5f_opensymbol"><text:span text:style-name="T112">─</text:span></text:span><text:span text:style-name="T9">4,5</text:span></text:p>
                  </table:table-cell>
                  <table:table-cell table:style-name="Tableau22.B1.1.2" office:value-type="string">
                    <text:p text:style-name="P36"><text:span text:style-name="_5f_opensymbol"><text:span text:style-name="T113">─</text:span></text:span>0,5</text:p>
                  </table:table-cell>
                  <table:table-cell table:style-name="Tableau22.B1.1.2" office:value-type="string">
                    <text:p text:style-name="P36">3,5</text:p>
                  </table:table-cell>
                  <table:table-cell table:style-name="Tableau22.B1.4.2" office:value-type="string">
                    <text:p text:style-name="P36"/>
                  </table:table-cell>
                </table:table-row>
                <table:table-row table:style-name="Tableau22.B1.1">
                  <table:table-cell table:style-name="Tableau22.B1.1.2" office:value-type="string">
                    <text:p text:style-name="P36">0,5</text:p>
                  </table:table-cell>
                  <table:table-cell table:style-name="Tableau22.B1.1.2" office:value-type="string">
                    <text:p text:style-name="P36">1,5</text:p>
                  </table:table-cell>
                  <table:table-cell table:style-name="Tableau22.B1.1.2" office:value-type="string">
                    <text:p text:style-name="P36"><text:span text:style-name="_5f_opensymbol"><text:span text:style-name="T113">─</text:span></text:span>3,5</text:p>
                  </table:table-cell>
                  <table:table-cell table:style-name="Tableau22.B1.4.2" office:value-type="string">
                    <text:p text:style-name="P36"/>
                  </table:table-cell>
                </table:table-row>
              </table:table>
            </table:table-cell>
          </table:table-row>
        </table:table-header-rows>
      </table:table>
      <text:p text:style-name="P24"><text:span text:style-name="_5f_pointillés_20_gris"><text:span text:style-name="T51"><text:tab/></text:span></text:span></text:p>
      <text:p text:style-name="P24"><text:span text:style-name="_5f_pointillés_20_gris"><text:span text:style-name="T51"><text:tab/></text:span></text:span></text:p>
      <text:p text:style-name="P24"><text:span text:style-name="_5f_pointillés_20_gris"><text:span text:style-name="T51"><text:tab/></text:span></text:span></text:p>
      <text:p text:style-name="P25"><text:span text:style-name="_5f_pointillés_20_gris"><text:span text:style-name="T51"><text:tab/></text:span></text:span></text:p>
      <text:list xml:id="list154206812411650" text:continue-numbering="true" text:style-name="Num_5f_Exo">
        <text:list-item>
          <text:h text:style-name="P78" text:outline-level="1"><text:span text:style-name="_5f_pointillés_20_gris"> </text:span><text:span text:style-name="_5f_pointillés_20_gris"><text:span text:style-name="T29">Vo</text:span></text:span><text:span text:style-name="_5f_pointillés_20_gris"><text:span text:style-name="T26">ici un programme de calcul.</text:span></text:span></text:h>
          <text:p text:style-name="P84"><text:span text:style-name="T116">•</text:span><text:span text:style-name="T117"> </text:span><text:span text:style-name="T118">Choisis un nombre.<text:line-break/></text:span><text:span text:style-name="T116">•</text:span><text:span text:style-name="T117"> </text:span><text:span text:style-name="T118">Ajoute </text:span><text:span text:style-name="T66">─</text:span><text:span text:style-name="T119">12</text:span><text:span text:style-name="T118">.<text:line-break/></text:span><text:span text:style-name="T116">•</text:span><text:span text:style-name="T117"> </text:span><text:span text:style-name="T118">Retire </text:span><text:span text:style-name="T66">─</text:span><text:span text:style-name="T119">3,</text:span><text:span text:style-name="T120">5</text:span><text:span text:style-name="T118">.<text:line-break/></text:span><text:span text:style-name="T116">•</text:span><text:span text:style-name="T117"> </text:span><text:span text:style-name="T119">Ajoute l’opposé du nombre choisi au départ</text:span><text:span text:style-name="T118">.</text:span></text:p>
          <text:p text:style-name="P86"><text:span text:style-name="T26">Applique ce programme à </text:span><text:span text:style-name="T28">5 et </text:span><text:span text:style-name="T27">(</text:span><text:span text:style-name="T30">─</text:span><text:span text:style-name="T27">4) en écrivant un seul calcul qui permette de trouver le résultat.</text:span></text:p>
          <text:p text:style-name="P79"><text:tab/></text:p>
          <text:p text:style-name="P81"><text:span text:style-name="_5f_pointillés_20_gris"><text:span text:style-name="T51"><text:tab/></text:span></text:span></text:p>
          <text:p text:style-name="P80"><text:tab/></text:p>
          <text:p text:style-name="P82"><text:span text:style-name="_5f_pointillés_20_gris"><text:span text:style-name="T52"><text:tab/>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4" svg:font-family="OpenSymbol" style:font-family-generic="swiss" style:font-pitch="variable" style:font-charset="x-symbol"/>
    <style:font-face style:name="OpenSymbol3" svg:font-family="OpenSymbol" style:font-adornments="Roman" style:font-family-generic="swiss" style:font-pitch="variable" style:font-charset="x-symbol"/>
    <style:font-face style:name="OpenSymbol2" svg:font-family="Open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Bitstream Vera Sans6" svg:font-family="'Bitstream Vera Sans'" style:font-pitch="variable"/>
    <style:font-face style:name="Tahoma2" svg:font-family="Tahoma" style:font-pitch="variable"/>
    <style:font-face style:name="Bitstream Vera Sans2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Liberation Serif" svg:font-family="'Liberation Serif'" style:font-adornments="Roman" style:font-family-generic="swiss" style:font-pitch="variable"/>
    <style:font-face style:name="OpenSymbol5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e8c32a" style:font-name="Bitstream Vera Sans4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2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2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1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1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1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4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4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4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en-tête_5f_exemple_5f_jaune" style:display-name="_en-tête_exemple_jaune" style:family="text">
      <style:text-properties style:use-window-font-color="true" style:font-name="Bitstream Vera Sans3" fo:font-family="'Bitstream Vera Sans'" style:font-family-generic="swiss" style:font-pitch="variable" fo:font-size="9pt" style:text-underline-style="none" fo:font-weight="bold" fo:background-color="#ffffcc" style:font-size-asian="9pt" style:font-size-complex="9pt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4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2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2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2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2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style:font-name="Bitstream Vera Sans2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2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2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2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style:font-name="Bitstream Vera Sans1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size="15pt" officeooo:rsid="0028cb37" officeooo:paragraph-rsid="002247ed" style:font-size-asian="15pt" style:font-size-complex="15pt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556d8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152faa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5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5</text:span></text:p></draw:text-box></draw:frame><draw:line text:anchor-type="paragraph" draw:z-index="9" draw:name="Forme3" draw:style-name="Mgr3" draw:text-style-name="MP26" svg:x1="18.56cm" svg:y1="0.36cm" svg:x2="20.497cm" svg:y2="0.36cm"><text:p/></draw:line>Effectuer une suite d’additions et de soustractions</text:p>
      </style:header>
      <style:footer>
        <text:p text:style-name="MP28"><draw:frame draw:style-name="Mfr1" draw:name="Cadre11" text:anchor-type="paragraph" svg:y="-0.06cm" draw:z-index="1"><draw:text-box fo:min-height="0.499cm" fo:min-width="3cm"><draw:frame draw:style-name="Mfr2" draw:name="Cadre2" text:anchor-type="frame" svg:x="0.45cm" svg:y="0.079cm" svg:width="0.817cm" draw:z-index="3"><draw:text-box fo:min-height="0.355cm"><text:p text:style-name="MP29"><draw:g text:anchor-type="paragraph" draw:z-index="11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9</text:page-number></text:p></draw:text-box></draw:frame><text:p text:style-name="MP31">Nombres <text:span text:style-name="MT6">relatifs</text:span> • A<text:span text:style-name="MT6">2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01T15:42:04.735000000</dc:date>
    <meta:editing-duration>PT7H58M31S</meta:editing-duration>
    <meta:editing-cycles>60</meta:editing-cycles>
    <meta:generator>LibreOffice/6.3.3.2$Windows_X86_64 LibreOffice_project/a64200df03143b798afd1ec74a12ab50359878ed</meta:generator>
    <dc:subject>diviser</dc:subject>
    <dc:title>A3_3 série 1 </dc:title>
    <meta:printed-by>vanessa nattagh</meta:printed-by>
    <meta:print-date>2020-12-14T11:16:47.953417443</meta:print-date>
    <meta:document-statistic meta:table-count="5" meta:image-count="0" meta:object-count="0" meta:page-count="3" meta:paragraph-count="191" meta:word-count="870" meta:character-count="3680" meta:non-whitespace-character-count="2581"/>
  </office:meta>
</office:document-meta>
</file>